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Gras" style:font-family-generic="modern" style:font-pitch="fixed"/>
    <style:font-face style:name="Palatino Linotype" svg:font-family="'Palatino Linotype'" style:font-adornments="Gras" style:font-family-generic="roman" style:font-pitch="variable"/>
    <style:font-face style:name="Palatino Linotype1" svg:font-family="'Palatino Linotype'" style:font-adornments="Normal" style:font-family-generic="roman" style:font-pitch="variable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Estrangelo Edessa" svg:font-family="'Estrangelo Edessa'" style:font-family-generic="script" style:font-pitch="variable"/>
    <style:font-face style:name="Estrangelo Edessa1" svg:font-family="'Estrangelo Edessa'" style:font-adornments="Normal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4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6.51mm"/>
    </style:style>
    <style:style style:name="co4" style:family="table-column">
      <style:table-column-properties fo:break-before="auto" style:column-width="13.71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4.36mm"/>
    </style:style>
    <style:style style:name="co7" style:family="table-column">
      <style:table-column-properties fo:break-before="auto" style:column-width="17.96mm"/>
    </style:style>
    <style:style style:name="co8" style:family="table-column">
      <style:table-column-properties fo:break-before="auto" style:column-width="5.19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40.01mm"/>
    </style:style>
    <style:style style:name="co11" style:family="table-column">
      <style:table-column-properties fo:break-before="auto" style:column-width="7.71mm"/>
    </style:style>
    <style:style style:name="co12" style:family="table-column">
      <style:table-column-properties fo:break-before="auto" style:column-width="60.01mm"/>
    </style:style>
    <style:style style:name="co13" style:family="table-column">
      <style:table-column-properties fo:break-before="auto" style:column-width="14.76mm"/>
    </style:style>
    <style:style style:name="co14" style:family="table-column">
      <style:table-column-properties fo:break-before="auto" style:column-width="16.9mm"/>
    </style:style>
    <style:style style:name="co15" style:family="table-column">
      <style:table-column-properties fo:break-before="auto" style:column-width="19.03mm"/>
    </style:style>
    <style:style style:name="co16" style:family="table-column">
      <style:table-column-properties fo:break-before="auto" style:column-width="13.97mm"/>
    </style:style>
    <style:style style:name="co17" style:family="table-column">
      <style:table-column-properties fo:break-before="auto" style:column-width="10.78mm"/>
    </style:style>
    <style:style style:name="co18" style:family="table-column">
      <style:table-column-properties fo:break-before="auto" style:column-width="15.58mm"/>
    </style:style>
    <style:style style:name="co19" style:family="table-column">
      <style:table-column-properties fo:break-before="auto" style:column-width="11.57mm"/>
    </style:style>
    <style:style style:name="co20" style:family="table-column">
      <style:table-column-properties fo:break-before="auto" style:column-width="11.84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9.8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NTERSECTION_20_GRISE_20_BORD">
      <style:table-cell-properties style:cell-protect="none" style:print-content="true" style:vertical-align="top"/>
      <style:text-properties style:font-weight-asian="bold" style:font-weight-complex="bold"/>
    </style:style>
    <style:style style:name="ce2" style:family="table-cell" style:parent-style-name="NUMERATIÔ">
      <style:table-cell-properties style:cell-protect="none" style:print-content="true"/>
    </style:style>
    <style:style style:name="ce3" style:family="table-cell" style:parent-style-name="DATE_20_POSITIF_20_DIÔRNË">
      <style:table-cell-properties style:cell-protect="none" style:print-content="true"/>
    </style:style>
    <style:style style:name="ce8" style:family="table-cell" style:parent-style-name="STANDARD_20_SHQIP_20_POSITIF">
      <style:table-cell-properties style:cell-protect="none" style:print-content="tru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style:cell-protect="none" style:print-content="true" style:vertical-align="top"/>
    </style:style>
    <style:style style:name="ce11" style:family="table-cell" style:parent-style-name="INTERSECTION_20_GRISE_20_BORD">
      <style:table-cell-properties style:cell-protect="none" style:print-content="true"/>
    </style:style>
    <style:style style:name="ce16" style:family="table-cell" style:parent-style-name="PHÔNETIQWË_20_POSITIF">
      <style:table-cell-properties style:cell-protect="none" style:print-content="true"/>
    </style:style>
    <style:style style:name="ce21" style:family="table-cell" style:parent-style-name="STANDARD_20_TURK_20_NEGATIF">
      <style:table-cell-properties style:cell-protect="none" style:print-content="true"/>
    </style:style>
    <style:style style:name="ce32" style:family="table-cell" style:parent-style-name="PHÔNETIQWË_20_NEGATIF">
      <style:table-cell-properties style:cell-protect="none" style:print-content="true"/>
    </style:style>
    <style:style style:name="ce33" style:family="table-cell" style:parent-style-name="INTERSECTION_20_GRISE">
      <style:table-cell-properties style:cell-protect="none" style:print-content="true"/>
    </style:style>
    <style:style style:name="ce15" style:family="table-cell" style:parent-style-name="STANDARD_20_TURK_20_NEUTRE">
      <style:table-cell-properties style:cell-protect="none" style:print-content="true"/>
    </style:style>
    <style:style style:name="ce35" style:family="table-cell" style:parent-style-name="STANDARD_20_TURK_20_POSITIF">
      <style:table-cell-properties style:cell-protect="none" style:print-content="true"/>
    </style:style>
    <style:style style:name="ce17" style:family="table-cell" style:parent-style-name="STANDARD_20_FRANCOBELGE_20_POSITIF_20__21b5_">
      <style:table-cell-properties style:cell-protect="none" style:print-content="true"/>
      <style:text-properties fo:hyphenate="false"/>
    </style:style>
    <style:style style:name="ce18" style:family="table-cell" style:parent-style-name="STANDARD_20_FRANCOBELGE_20_POSITIF_20__21b5_">
      <style:table-cell-properties style:cell-protect="none" style:print-content="true"/>
    </style:style>
    <style:style style:name="ce38" style:family="table-cell" style:parent-style-name="Default">
      <style:table-cell-properties style:cell-protect="none" style:print-content="true" style:vertical-align="top"/>
      <style:text-properties fo:language="fr" fo:country="BE"/>
    </style:style>
    <style:style style:name="ce23" style:family="table-cell" style:parent-style-name="STANDARD_20_PERSË_20_POSITIF">
      <style:table-cell-properties style:cell-protect="none" style:print-content="true"/>
    </style:style>
    <style:style style:name="ce26" style:family="table-cell" style:parent-style-name="STANDARD_20_EGYPTË_20_POSITIF">
      <style:table-cell-properties style:cell-protect="none" style:print-content="true"/>
    </style:style>
    <style:style style:name="ce28" style:family="table-cell" style:parent-style-name="STANDARD_20_EGYPTË_20_NEUTRË">
      <style:table-cell-properties style:cell-protect="none" style:print-content="true"/>
    </style:style>
    <style:style style:name="ce29" style:family="table-cell" style:parent-style-name="STANDARD_20_QRÊG_20_POSITIF">
      <style:table-cell-properties style:cell-protect="none" style:print-content="true"/>
    </style:style>
    <style:style style:name="ce30" style:family="table-cell" style:parent-style-name="STANDARD_20_LATIN_20_POSITIF">
      <style:table-cell-properties style:cell-protect="none" style:print-content="true"/>
    </style:style>
    <style:style style:name="ce31" style:family="table-cell" style:parent-style-name="STANDARD_20_SLAVE_20_POSITIF">
      <style:table-cell-properties style:cell-protect="none" style:print-content="true"/>
    </style:style>
    <style:style style:name="T1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null-year="1900"/>
      <table:content-validations>
        <table:content-validation table:name="val1" table:condition="of:cell-content-is-in-list(&quot;B/P&quot;;&quot;ËS/S&quot;;&quot;GJ/G&quot;;&quot;MB/P&quot;;&quot;ND/N&quot;;&quot;Q/K&quot;;&quot;R/N&quot;)" table:allow-empty-cell="true" table:display-list="sort-ascending" table:base-cell-address="'2012-03-14'.C56"/>
        <table:content-validation table:name="val2" table:condition="of:cell-content-is-in-list(&quot;[·jɛ]&quot;;&quot;[·a]&quot;;&quot;[·ɛ]&quot;;&quot;[·im]&quot;;&quot;[·ɔj]&quot;;&quot;[·ən]&quot;;&quot;[·ni]&quot;;&quot;[·əm]&quot;;&quot;[·əs]&quot;;&quot;[·aɾ]&quot;;&quot;[·əsi]&quot;;&quot;&quot;;&quot;&quot;;&quot;&quot;;&quot;&quot;;&quot;&quot;;&quot;&quot;;&quot;&quot;;&quot;&quot;;&quot;&quot;;&quot;[bɒb]&quot;;&quot;&quot;;&quot;&quot;;&quot;&quot;;&quot;&quot;;&quot;&quot;;&quot;&quot;;&quot;[tepɾu·aɾ]&quot;;&quot;&quot;)" table:allow-empty-cell="true" table:display-list="sort-ascending" table:base-cell-address="'2012-03-14'.F68"/>
        <table:content-validation table:name="val3" table:condition="of:cell-content-is-in-list(&quot;+&quot;;&quot;–&quot;)" table:allow-empty-cell="true" table:display-list="unsorted" table:base-cell-address="'2012-03-14'.J5">
          <table:error-message table:message-type="stop" table:title="Errôr" table:display="true">
            <text:p>Nõn répértorié...</text:p>
          </table:error-message>
        </table:content-validation>
        <table:content-validation table:name="val4" table:condition="of:cell-content-is-in-list(&quot;[·ci]&quot;;&quot;[·dar]&quot;;&quot;[·gen]&quot;;&quot;[·lik]&quot;;&quot;[·me]&quot;;&quot;[·mek]&quot;;&quot;[·tim]&quot;;&quot;[·sel]&quot;;&quot;&quot;)" table:allow-empty-cell="true" table:display-list="sort-ascending" table:base-cell-address="'2012-03-14'.K569"/>
        <table:content-validation table:name="val5" table:condition="of:cell-content-is-in-list(&quot;f. ↔ v.&quot;;&quot;i. ↔ n.&quot;;&quot;s. ↔ adj.&quot;;&quot;z. ↔ adv.&quot;;&quot;is. ↔ nom.&quot;)" table:allow-empty-cell="true" table:display-list="sort-ascending" table:base-cell-address="'2012-03-14'.M1">
          <table:help-message table:title="Genre" table:display="true">
            <text:p>Genre ici...</text:p>
          </table:help-message>
          <table:error-message table:message-type="stop" table:title="Errôr" table:display="true">
            <text:p>Nõn répértorié</text:p>
          </table:error-message>
        </table:content-validation>
        <table:content-validation table:name="val6" table:condition="of:cell-content-is-in-list(&quot;Arabe&quot;;&quot;Grecque&quot;;&quot;Latin&quot;;&quot;Ottoman&quot;;&quot;Perse&quot;;&quot;Sanskrit&quot;;&quot;Slave&quot;;&quot;Turc&quot;;&quot;Villyrien&quot;)" table:allow-empty-cell="true" table:display-list="sort-ascending" table:base-cell-address="'2012-03-14'.D7">
          <table:help-message table:display="false">
            <text:p>Origine</text:p>
            <text:p>Slave</text:p>
            <text:p>Grecque</text:p>
            <text:p/>
            <text:p>Arabe</text:p>
            <text:p>Arabe</text:p>
            <text:p>Ottoman</text:p>
            <text:p>Arabe</text:p>
            <text:p/>
            <text:p>Arabe</text:p>
            <text:p>Turc</text:p>
            <text:p>Ottoman</text:p>
            <text:p>Slave</text:p>
            <text:p>Ottoman</text:p>
            <text:p>Ottoman</text:p>
            <text:p>Grecque</text:p>
            <text:p>Grecque</text:p>
            <text:p>Grecque</text:p>
            <text:p>Ottoman</text:p>
            <text:p/>
            <text:p/>
            <text:p>Grecque</text:p>
            <text:p/>
            <text:p>Grecque</text:p>
            <text:p/>
            <text:p/>
            <text:p/>
            <text:p/>
            <text:p/>
            <text:p>Slav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help-message>
        </table:content-validation>
      </table:content-validations>
      <table:table table:name="2012-03-14" table:style-name="ta1" table:print="false">
        <office:forms form:automatic-focus="false" form:apply-design-mode="false"/>
        <table:table-column-group>
          <table:table-column table:style-name="co1" table:default-cell-style-name="ce2"/>
        </table:table-column-group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16"/>
        <table:table-column-group table:display="false">
          <table:table-column table:style-name="co7" table:visibility="collapse" table:default-cell-style-name="ce21"/>
          <table:table-column table:style-name="co7" table:visibility="collapse" table:default-cell-style-name="ce32"/>
        </table:table-column-group>
        <table:table-column table:style-name="co8" table:default-cell-style-name="ce33"/>
        <table:table-column table:style-name="co9" table:default-cell-style-name="ce15"/>
        <table:table-column-group>
          <table:table-column table:style-name="co10" table:default-cell-style-name="ce16"/>
          <table:table-column table:style-name="co4" table:default-cell-style-name="ce35"/>
        </table:table-column-group>
        <table:table-column table:style-name="co11" table:default-cell-style-name="ce35"/>
        <table:table-column table:style-name="co12" table:default-cell-style-name="ce18"/>
        <table:table-column table:style-name="co13" table:default-cell-style-name="ce5"/>
        <table:table-column table:style-name="co4" table:default-cell-style-name="ce23"/>
        <table:table-column table:style-name="co14" table:default-cell-style-name="ce26"/>
        <table:table-column table:style-name="co15" table:default-cell-style-name="ce28"/>
        <table:table-column table:style-name="co16" table:default-cell-style-name="ce5"/>
        <table:table-column table:style-name="co1" table:default-cell-style-name="ce29"/>
        <table:table-column table:style-name="co17" table:default-cell-style-name="ce30"/>
        <table:table-column table:style-name="co18" table:default-cell-style-name="ce5"/>
        <table:table-column table:style-name="co18" table:default-cell-style-name="ce31"/>
        <table:table-column table:style-name="co19" table:default-cell-style-name="ce5"/>
        <table:table-column table:style-name="co20" table:default-cell-style-name="ce5"/>
        <table:table-column table:style-name="co21" table:number-columns-repeated="999" table:default-cell-style-name="ce5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Date</text:p>
          </table:table-cell>
          <table:table-cell table:style-name="ce1" table:content-validation-name="val1" office:value-type="string" calcext:value-type="string">
            <text:p>T°</text:p>
          </table:table-cell>
          <table:table-cell table:style-name="ce1" office:value-type="string" calcext:value-type="string">
            <text:p>Terme</text:p>
            <text:p>Tosk</text:p>
          </table:table-cell>
          <table:table-cell table:style-name="ce1" office:value-type="string" calcext:value-type="string">
            <text:p>Terme</text:p>
            <text:p>Gheg</text:p>
          </table:table-cell>
          <table:table-cell table:style-name="ce11" table:content-validation-name="val2" office:value-type="string" calcext:value-type="string">
            <text:p>I.P.A</text:p>
            <text:p>Gheg</text:p>
          </table:table-cell>
          <table:table-cell table:style-name="ce1" office:value-type="string" calcext:value-type="string">
            <text:p>–</text:p>
            <text:p>Turc</text:p>
          </table:table-cell>
          <table:table-cell table:style-name="ce1" office:value-type="string" calcext:value-type="string">
            <text:p>–</text:p>
            <text:p>I.P.A</text:p>
          </table:table-cell>
          <table:table-cell table:style-name="ce11" office:value-type="string" calcext:value-type="string">
            <text:p>☯</text:p>
          </table:table-cell>
          <table:table-cell table:style-name="ce1" office:value-type="string" calcext:value-type="string">
            <text:p>°</text:p>
            <text:p>Turc</text:p>
          </table:table-cell>
          <table:table-cell table:style-name="ce1" table:content-validation-name="val4" office:value-type="string" calcext:value-type="string">
            <text:p>+</text:p>
            <text:p>I.P.A</text:p>
          </table:table-cell>
          <table:table-cell table:style-name="ce1" office:value-type="string" calcext:value-type="string">
            <text:p>+</text:p>
            <text:p>Turc</text:p>
          </table:table-cell>
          <table:table-cell table:style-name="ce1" table:content-validation-name="val5" office:value-type="string" calcext:value-type="string">
            <text:p>G</text:p>
          </table:table-cell>
          <table:table-cell table:style-name="ce1" office:value-type="string" calcext:value-type="string">
            <text:p><text:s text:c="9"/>Signi‑fiqaθiõn <text:s text:c="11"/></text:p>
          </table:table-cell>
          <table:table-cell table:style-name="ce1" table:content-validation-name="val6" office:value-type="string" calcext:value-type="string">
            <text:p>Origine</text:p>
          </table:table-cell>
          <table:table-cell table:style-name="ce1" office:value-type="string" calcext:value-type="string">
            <text:p>Perse</text:p>
          </table:table-cell>
          <table:table-cell table:style-name="ce1" office:value-type="string" calcext:value-type="string">
            <text:p>Arabe</text:p>
          </table:table-cell>
          <table:table-cell table:style-name="ce11" office:value-type="string" calcext:value-type="string">
            <text:p>Orbit</text:p>
            <text:p>Root</text:p>
          </table:table-cell>
          <table:table-cell table:style-name="ce1" office:value-type="string" calcext:value-type="string">
            <text:p>Illyrien</text:p>
          </table:table-cell>
          <table:table-cell table:style-name="ce1" office:value-type="string" calcext:value-type="string">
            <text:p>Grec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Slavunic</text:p>
            <text:p>Latin</text:p>
          </table:table-cell>
          <table:table-cell table:style-name="ce1" office:value-type="string" calcext:value-type="string">
            <text:p>Slavunic</text:p>
            <text:p>Kiril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0 001</text:p>
          </table:table-cell>
          <table:table-cell office:value-type="date" office:date-value="2013-07-05" calcext:value-type="date">
            <text:p>2013-07-05 vendredi</text:p>
          </table:table-cell>
          <table:table-cell table:style-name="ce8" table:content-validation-name="val1"/>
          <table:table-cell/>
          <table:table-cell table:style-name="ce6"/>
          <table:table-cell/>
          <table:table-cell table:content-validation-name="val2"/>
          <table:table-cell table:content-validation-name="val2" office:value-type="string" calcext:value-type="string">
            <text:p>[ · ]</text:p>
          </table:table-cell>
          <table:table-cell table:content-validation-name="val3"/>
          <table:table-cell office:value-type="string" calcext:value-type="string">
            <text:p>amcuk</text:p>
          </table:table-cell>
          <table:table-cell table:content-validation-name="val4" office:value-type="string" calcext:value-type="string">
            <text:p>[ · ] <text:span text:style-name="T1">(ar)</text:span></text:p>
            <text:p>[ · ]<text:span text:style-name="T1"> (tr)</text:span></text:p>
          </table:table-cell>
          <table:table-cell/>
          <table:table-cell table:content-validation-name="val5"/>
          <table:table-cell table:style-name="ce17"/>
          <table:table-cell table:style-name="ce38" table:content-validation-name="val6"/>
          <table:table-cell table:number-columns-repeated="3"/>
          <table:table-cell table:style-name="ce38"/>
          <table:table-cell table:number-columns-repeated="2"/>
          <table:table-cell table:style-name="ce31"/>
          <table:table-cell table:number-columns-repeated="1002"/>
        </table:table-row>
        <table:table-row table:style-name="ro2">
          <table:table-cell office:value-type="float" office:value="2" calcext:value-type="float">
            <text:p>0 002</text:p>
          </table:table-cell>
          <table:table-cell office:value-type="date" office:date-value="2013-07-05" calcext:value-type="date">
            <text:p>2013-07-05 vendredi</text:p>
          </table:table-cell>
          <table:table-cell table:number-columns-repeated="5"/>
          <table:table-cell table:content-validation-name="val2" office:value-type="string" calcext:value-type="string">
            <text:p>[ · ]</text:p>
          </table:table-cell>
          <table:table-cell table:content-validation-name="val3"/>
          <table:table-cell office:value-type="string" calcext:value-type="string">
            <text:p>???</text:p>
          </table:table-cell>
          <table:table-cell table:content-validation-name="val4" office:value-type="string" calcext:value-type="string">
            <text:p>[ · ] <text:span text:style-name="T1">(ar)</text:span></text:p>
            <text:p>[ · ]<text:span text:style-name="T1"> (tr)</text:span></text:p>
          </table:table-cell>
          <table:table-cell/>
          <table:table-cell table:content-validation-name="val5"/>
          <table:table-cell office:value-type="string" calcext:value-type="string">
            <text:p>sucer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0 003</text:p>
          </table:table-cell>
          <table:table-cell office:value-type="date" office:date-value="2013-07-05" calcext:value-type="date">
            <text:p>2013-07-05 vendredi</text:p>
          </table:table-cell>
          <table:table-cell table:number-columns-repeated="5"/>
          <table:table-cell table:content-validation-name="val2" office:value-type="string" calcext:value-type="string">
            <text:p>[ · ]</text:p>
          </table:table-cell>
          <table:table-cell table:content-validation-name="val3"/>
          <table:table-cell office:value-type="string" calcext:value-type="string">
            <text:p>sekim</text:p>
          </table:table-cell>
          <table:table-cell table:content-validation-name="val4" office:value-type="string" calcext:value-type="string">
            <text:p>[ · ] <text:span text:style-name="T1">(ar)</text:span></text:p>
            <text:p>[ · ]<text:span text:style-name="T1"> (tr)</text:span></text:p>
          </table:table-cell>
          <table:table-cell/>
          <table:table-cell table:content-validation-name="val5"/>
          <table:table-cell table:number-columns-repeated="1011"/>
        </table:table-row>
        <table:table-row table:style-name="ro2">
          <table:table-cell office:value-type="float" office:value="4" calcext:value-type="float">
            <text:p>0 004</text:p>
          </table:table-cell>
          <table:table-cell office:value-type="date" office:date-value="2013-07-05" calcext:value-type="date">
            <text:p>2013-07-05 vendredi</text:p>
          </table:table-cell>
          <table:table-cell table:number-columns-repeated="5"/>
          <table:table-cell table:content-validation-name="val2" office:value-type="string" calcext:value-type="string">
            <text:p>[ · ]</text:p>
          </table:table-cell>
          <table:table-cell table:content-validation-name="val3"/>
          <table:table-cell office:value-type="string" calcext:value-type="string">
            <text:p>rospu</text:p>
          </table:table-cell>
          <table:table-cell table:content-validation-name="val4" office:value-type="string" calcext:value-type="string">
            <text:p>[ · ] <text:span text:style-name="T1">(ar)</text:span></text:p>
            <text:p>[ · ]<text:span text:style-name="T1"> (tr)</text:span></text:p>
          </table:table-cell>
          <table:table-cell/>
          <table:table-cell table:content-validation-name="val5"/>
          <table:table-cell table:number-columns-repeated="1011"/>
        </table:table-row>
        <table:table-row table:style-name="ro2">
          <table:table-cell office:value-type="float" office:value="5" calcext:value-type="float">
            <text:p>0 005</text:p>
          </table:table-cell>
          <table:table-cell office:value-type="date" office:date-value="2013-07-07" calcext:value-type="date">
            <text:p>2013-07-07 dimanche</text:p>
          </table:table-cell>
          <table:table-cell table:number-columns-repeated="5"/>
          <table:table-cell table:content-validation-name="val2" office:value-type="string" calcext:value-type="string">
            <text:p>[ · ]</text:p>
          </table:table-cell>
          <table:table-cell table:content-validation-name="val3"/>
          <table:table-cell office:value-type="string" calcext:value-type="string">
            <text:p>sekiş</text:p>
          </table:table-cell>
          <table:table-cell table:content-validation-name="val4" office:value-type="string" calcext:value-type="string">
            <text:p>[ · ] <text:span text:style-name="T1">(ar)</text:span></text:p>
            <text:p>[ · ]<text:span text:style-name="T1"> (tr)</text:span></text:p>
          </table:table-cell>
          <table:table-cell/>
          <table:table-cell table:content-validation-name="val5"/>
          <table:table-cell table:number-columns-repeated="1011"/>
        </table:table-row>
        <table:table-row table:style-name="ro3" table:number-rows-repeated="13517">
          <table:table-cell table:number-columns-repeated="8"/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 table:number-columns-repeated="1011"/>
        </table:table-row>
        <table:table-row table:style-name="ro3">
          <table:table-cell table:number-columns-repeated="8"/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 table:number-columns-repeated="1011"/>
        </table:table-row>
      </table:table>
      <table:named-expressions/>
      <table:database-ranges>
        <table:database-range table:name="__Anonymous_Sheet_DB__0" table:target-range-address="'2012-03-14'.A1:'2012-03-14'.W6">
          <table:sort>
            <table:sort-by table:field-number="0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Gras" style:font-family-generic="modern" style:font-pitch="fixed"/>
    <style:font-face style:name="Palatino Linotype" svg:font-family="'Palatino Linotype'" style:font-adornments="Gras" style:font-family-generic="roman" style:font-pitch="variable"/>
    <style:font-face style:name="Palatino Linotype1" svg:font-family="'Palatino Linotype'" style:font-adornments="Normal" style:font-family-generic="roman" style:font-pitch="variable"/>
    <style:font-face style:name="Times New Roman" svg:font-family="'Times New Roman'" style:font-adornments="Gras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Estrangelo Edessa" svg:font-family="'Estrangelo Edessa'" style:font-family-generic="script" style:font-pitch="variable"/>
    <style:font-face style:name="Estrangelo Edessa1" svg:font-family="'Estrangelo Edessa'" style:font-adornments="Normal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  <number:text>  </number:text>
      <number:hours number:style="long"/>
      <number:text>:</number:text>
      <number:minutes number:style="long"/>
    </number:date-style>
    <number:number-style style:name="N110">
      <number:number number:decimal-places="0" loext:min-decimal-places="0" number:min-integer-digits="7" number:grouping="true"/>
    </number:number-style>
    <number:number-style style:name="N111">
      <number:number number:decimal-places="0" loext:min-decimal-places="0" number:min-integer-digits="4" number:grouping="true"/>
    </number:number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day-of-week number:style="long"/>
    </number:date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day-of-week number:style="long"/>
    </number:date-style>
    <number:number-style style:name="N114">
      <number:number number:decimal-places="2" loext:min-decimal-places="2" number:min-integer-digits="4" number:grouping="true"/>
    </number:number-style>
    <number:number-style style:name="N20000" number:language="he" number:country="IL">
      <number:number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 </number:text>
      <number:hours number:style="long"/>
      <number:text>:</number:text>
      <number:minutes number:style="long"/>
      <number:text>:</number:text>
      <number:seconds number:style="long"/>
      <number:text> </number:text>
      <number:day-of-week number:style="long"/>
    </number:date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0" loext:min-decimal-places="0" number:min-integer-digits="4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1" loext:min-decimal-places="1" number:min-integer-digits="4"/>
    </number:number-style>
    <number:date-style style:name="N12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3">
      <number:year number:style="long"/>
      <number:text> </number:text>
      <number:month number:style="long" number:textual="true"/>
      <number:text> </number:text>
      <number:day-of-week number:style="long"/>
      <number:text>  </number:text>
      <number:day/>
      <number:text> </number:text>
    </number:date-style>
    <number:date-style style:name="N124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  <number:text>  </number:text>
    </number:date-style>
    <number:date-style style:name="N125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  <number:text>:</number:text>
      <number:seconds number:style="long"/>
    </number:date-style>
    <number:date-style style:name="N126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5"/>
    </number:number-style>
    <number:number-style style:name="N130">
      <number:number number:decimal-places="0" loext:min-decimal-places="0" number:min-integer-digits="6"/>
    </number:number-style>
    <number:date-style style:name="N131">
      <number:year number:style="long"/>
    </number:date-style>
    <number:number-style style:name="N132">
      <number:number number:decimal-places="0" loext:min-decimal-places="0" number:min-integer-digits="6" number:grouping="true"/>
    </number:number-style>
    <number:number-style style:name="N134P0" style:volatile="true">
      <number:number number:decimal-places="0" loext:min-decimal-places="0" number:min-integer-digits="1" number:grouping="true"/>
      <number:text>Lek</number:text>
    </number:number-style>
    <number:number-style style:name="N134">
      <number:text>-</number:text>
      <number:number number:decimal-places="0" loext:min-decimal-places="0" number:min-integer-digits="1" number:grouping="true"/>
      <number:text>Lek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Lek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Lek</number:text>
      <style:map style:condition="value()&gt;=0" style:apply-style-name="N135P0"/>
    </number:number-style>
    <number:number-style style:name="N137P0" style:volatile="true">
      <number:number number:decimal-places="2" loext:min-decimal-places="2" number:min-integer-digits="1" number:grouping="true"/>
      <number:text>Lek</number:text>
    </number:number-style>
    <number:number-style style:name="N137">
      <number:text>-</number:text>
      <number:number number:decimal-places="2" loext:min-decimal-places="2" number:min-integer-digits="1" number:grouping="true"/>
      <number:text>Lek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Lek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Lek</number:text>
      <style:map style:condition="value()&gt;=0" style:apply-style-name="N138P0"/>
    </number:number-style>
    <number:number-style style:name="N142P0" style:volatile="true">
      <number:text> </number:text>
      <number:number number:decimal-places="0" loext:min-decimal-places="0" number:min-integer-digits="1" number:grouping="true"/>
      <number:text>      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2P2" style:volatile="true">
      <number:text> - 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0" loext:min-decimal-places="0" number:min-integer-digits="1" number:grouping="true"/>
      <number:text>Lek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Lek </number:text>
    </number:number-style>
    <number:number-style style:name="N146P2" style:volatile="true">
      <number:text> -Lek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loext:min-decimal-places="2" number:min-integer-digits="1" number:grouping="true"/>
      <number:text>       </number:text>
    </number:number-style>
    <number:number-style style:name="N15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0P2" style:volatile="true">
      <number:text>-</number:text>
      <number:number number:decimal-places="0" loext:min-decimal-places="0" number:min-integer-digits="0"/>
      <number:text>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2" loext:min-decimal-places="2" number:min-integer-digits="1" number:grouping="true"/>
      <number:text>Lek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Lek </number:text>
    </number:number-style>
    <number:number-style style:name="N154P2" style:volatile="true">
      <number:text>-</number:text>
      <number:number number:decimal-places="0" loext:min-decimal-places="0" number:min-integer-digits="0"/>
      <number:text>Lek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/>
      <number:text>,</number:text>
    </number:time-style>
    <number:number-style style:name="N15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6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€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number:text> €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number:text>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loext:min-decimal-places="0" number:min-integer-digits="1" number:grouping="true"/>
      <number:text> F</number:text>
    </number:number-style>
    <number:number-style style:name="N182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2P0"/>
    </number:number-style>
    <number:number-style style:name="N183P0" style:volatile="true">
      <number:number number:decimal-places="0" loext:min-decimal-places="0" number:min-integer-digits="1" number:grouping="true"/>
      <number:text> F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3P0"/>
    </number:number-style>
    <number:number-style style:name="N185P0" style:volatile="true">
      <number:number number:decimal-places="2" loext:min-decimal-places="2" number:min-integer-digits="1" number:grouping="true"/>
      <number:text> F</number:text>
    </number:number-style>
    <number:number-style style:name="N18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  <number:text> F</number:text>
    </number:number-style>
    <number:number-style style:name="N18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6P0"/>
    </number:number-style>
    <number:number-style style:name="N190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90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90P2" style:volatile="true">
      <number:text> - F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4P2" style:volatile="true">
      <number:text> -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98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8P2" style:volatile="true">
      <number:text>-</number:text>
      <number:number number:decimal-places="0" loext:min-decimal-places="0" number:min-integer-digits="0"/>
      <number:text> F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20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2P2" style:volatile="true">
      <number:text>-</number:text>
      <number:number number:decimal-places="0" loext:min-decimal-places="0" number:min-integer-digits="0"/>
      <number:text>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Vrai</number:text>
    </number:number-style>
    <number:number-style style:name="N204P1" style:volatile="true">
      <number:text>Vrai</number:text>
    </number:number-style>
    <number:number-style style:name="N204">
      <number:text>Faux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Actif</number:text>
    </number:number-style>
    <number:number-style style:name="N206P1" style:volatile="true">
      <number:text>Actif</number:text>
    </number:number-style>
    <number:number-style style:name="N206">
      <number:text>Inactif</number:text>
      <style:map style:condition="value()&gt;0" style:apply-style-name="N206P0"/>
      <style:map style:condition="value()&lt;0" style:apply-style-name="N206P1"/>
    </number:number-style>
    <number:date-style style:name="N207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</number:date-style>
    <number:number-style style:name="N208">
      <number:number number:decimal-places="1" loext:min-decimal-places="1" number:min-integer-digits="3"/>
    </number:number-style>
    <number:number-style style:name="N209">
      <number:number number:decimal-places="2" loext:min-decimal-places="2" number:min-integer-digits="4"/>
    </number:number-style>
    <number:number-style style:name="N210">
      <number:number number:decimal-places="0" loext:min-decimal-places="0" number:min-integer-digits="2"/>
    </number:number-style>
    <number:number-style style:name="N211">
      <number:number number:decimal-places="0" loext:min-decimal-places="0" number:min-integer-digits="0"/>
    </number:number-style>
    <number:date-style style:name="N212">
      <number:year number:style="long"/>
      <number:text>-</number:text>
      <number:month number:style="long"/>
      <number:text>-</number:text>
      <number:day number:style="long"/>
      <number:text> </number:text>
      <number:day-of-week number:style="long"/>
      <number:text> </number:text>
    </number:date-style>
    <number:date-style style:name="N213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21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215">
      <number:day-of-week number:style="long"/>
      <number:text> </number:text>
      <number:year number:style="long"/>
      <number:text>-</number:text>
      <number:month number:style="long"/>
      <number:text>-</number:text>
      <number:day number:style="long"/>
      <number:text> - </number:text>
      <number:hours number:style="long"/>
      <number:text>:</number:text>
      <number:minutes number:style="long"/>
      <number:text>:</number:text>
      <number:seconds number:style="long"/>
    </number:date-style>
    <number:date-style style:name="N216">
      <number:day-of-week number:style="long"/>
      <number:text> - </number:text>
      <number:year number:style="long"/>
      <number:text>-</number:text>
      <number:month number:style="long"/>
      <number:text>-</number:text>
      <number:day number:style="long"/>
      <number:text> -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17P0" style:volatile="true">
      <number:number number:decimal-places="0" loext:min-decimal-places="0" number:min-integer-digits="4"/>
    </number:number-style>
    <number:number-style style:name="N217">
      <style:text-properties fo:color="#ff0000"/>
      <number:text>-</number:text>
      <number:number number:decimal-places="0" loext:min-decimal-places="0" number:min-integer-digits="4"/>
      <style:map style:condition="value()&gt;=0" style:apply-style-name="N217P0"/>
    </number:number-style>
    <number:number-style style:name="N218">
      <number:text>(</number:text>
      <number:number number:decimal-places="0" loext:min-decimal-places="0" number:min-integer-digits="4" number:grouping="true"/>
      <number:text>)</number:text>
    </number:number-style>
    <number:number-style style:name="N219">
      <number:number number:decimal-places="0" loext:min-decimal-places="0" number:min-integer-digits="3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10125" number:language="fr" number:country="FR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</number:date-style>
    <number:date-style style:name="N20112" number:language="he" number:country="IL">
      <number:day-of-week number:calendar="jewish" number:style="long"/>
      <number:text> </number:text>
      <number:month number:calendar="jewish" number:style="long" number:textual="true"/>
      <number:text> </number:text>
      <number:day-of-week number:calendar="jewish" number:style="long"/>
      <number:text> J - </number:text>
      <number:hours number:style="long"/>
      <number:text>:</number:text>
      <number:minutes number:style="long"/>
    </number:date-style>
    <style:style style:name="Default" style:family="table-cell" style:data-style-name="N100">
      <style:table-cell-properties fo:border-bottom="0.06pt solid #808080" style:text-align-source="value-type" style:repeat-content="false" fo:background-color="transparent" fo:wrap-option="no-wrap" fo:border-left="none" fo:padding-bottom="3mm" fo:padding-left="0.35mm" fo:padding-right="0.35mm" fo:padding-top="3mm" fo:border-right="none" fo:border-top="0.06pt solid #808080" style:vertical-align="top"/>
      <style:paragraph-properties fo:margin-left="0mm"/>
      <style:text-properties style:font-name="DejaVu Sans Mono" fo:font-family="'DejaVu Sans Mono'" style:font-style-name="Book" style:font-family-generic="modern" style:font-pitch="fixed" fo:font-size="10pt" fo:language="zxx" fo:country="none" fo:text-shadow="1pt 1pt" style:font-name-asian="DejaVu Sans Mono" style:font-family-asian="'DejaVu Sans Mono'" style:font-style-name-asian="Book" style:font-family-generic-asian="modern" style:font-pitch-asian="fixed" style:font-size-asian="10pt" style:font-name-complex="DejaVu Sans Mono" style:font-family-complex="'DejaVu Sans Mono'" style:font-style-name-complex="Book" style:font-family-generic-complex="modern" style:font-pitch-complex="fixed" style:font-size-complex="1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POSITIF" style:display-name="TITRE POSITIF" style:family="table-cell" style:parent-style-name="Default">
      <style:table-cell-properties fo:border-bottom="none" fo:background-color="#000000" style:text-align-source="fix" style:repeat-content="false" fo:wrap-option="no-wrap" fo:border-left="none" fo:border-right="1.11pt double #000000" style:border-line-width-right="0.02mm 0.35mm 0.02mm" fo:border-top="none" style:vertical-align="top"/>
      <style:paragraph-properties fo:text-align="center" fo:margin-left="0mm"/>
      <style:text-properties fo:color="#000000" style:text-outline="true" style:font-name="Microsoft Sans Serif" fo:font-family="'Microsoft Sans Serif'" style:font-family-generic="swiss" style:font-pitch="variable" fo:font-size="9pt" fo:font-weight="bold" style:font-size-asian="9pt" style:font-weight-asian="bold" style:font-name-complex="Microsoft Sans Serif" style:font-family-complex="'Microsoft Sans Serif'" style:font-family-generic-complex="swiss" style:font-pitch-complex="variable" style:font-size-complex="9pt" style:font-weight-complex="bold"/>
    </style:style>
    <style:style style:name="OBRIT_20_POSITIF" style:display-name="OBRIT POSITIF" style:family="table-cell" style:parent-style-name="Default" style:data-style-name="N20000">
      <style:table-cell-properties fo:background-color="#ffffff" style:text-align-source="fix" style:repeat-content="false" fo:wrap-option="no-wrap" style:vertical-align="top"/>
      <style:paragraph-properties fo:text-align="end" fo:margin-left="0mm" style:writing-mode="lr-tb"/>
      <style:text-properties style:use-window-font-color="true" style:font-name="Times New Roman" fo:font-family="'Times New Roman'" style:font-style-name="Gras" style:font-family-generic="roman" style:font-pitch="variable" fo:font-size="15pt" fo:language="zxx" fo:country="none" fo:text-shadow="1pt 1pt" fo:font-weight="bold" style:font-size-asian="15pt" style:font-weight-asian="bold" style:font-name-complex="Times New Roman" style:font-family-complex="'Times New Roman'" style:font-style-name-complex="Gras" style:font-family-generic-complex="roman" style:font-pitch-complex="variable" style:font-size-complex="15pt" style:language-complex="he" style:country-complex="IL" style:font-weight-complex="bold" style:text-overline-style="none" style:text-overline-color="font-color"/>
    </style:style>
    <style:style style:name="LATIN_20_POSITIF" style:display-name="LATIN POSITIF" style:family="table-cell" style:parent-style-name="Default">
      <style:table-cell-properties fo:border-bottom="none" fo:background-color="#ffffff" style:text-align-source="fix" style:repeat-content="false" fo:wrap-option="no-wrap" fo:border-left="1.11pt double #ffffff" style:border-line-width-left="0.02mm 0.35mm 0.02mm" fo:padding-bottom="3.49mm" fo:padding-left="0.35mm" fo:padding-right="0.35mm" fo:padding-top="0.35mm" fo:border-right="none" style:shrink-to-fit="false" fo:border-top="none" style:vertical-align="top"/>
      <style:paragraph-properties fo:text-align="start"/>
      <style:text-properties fo:color="#000000" style:font-name="Palatino Linotype" fo:font-family="'Palatino Linotype'" style:font-style-name="Gras" style:font-family-generic="roman" style:font-pitch="variable" fo:font-size="10pt" fo:text-shadow="1pt 1pt" fo:font-weight="bold" style:font-size-asian="10pt" style:font-weight-asian="bold" style:font-name-complex="Times New Roman" style:font-family-complex="'Times New Roman'" style:font-style-name-complex="Gras" style:font-family-generic-complex="roman" style:font-pitch-complex="variable" style:font-size-complex="15pt" style:language-complex="zxx" style:country-complex="none" style:font-weight-complex="bold"/>
    </style:style>
    <style:style style:name="TITRE_20_NEGATIF" style:display-name="TITRE NEGATIF" style:family="table-cell" style:parent-style-name="Default">
      <style:table-cell-properties fo:border-bottom="none" style:text-align-source="fix" style:repeat-content="false" fo:background-color="transparent" fo:wrap-option="no-wrap" fo:border-left="1.11pt double #ffffff" style:border-line-width-left="0.02mm 0.35mm 0.02mm" fo:border-right="none" fo:border-top="none" style:vertical-align="top"/>
      <style:paragraph-properties fo:text-align="center" fo:margin-left="0mm"/>
      <style:text-properties fo:color="#000000" style:text-outline="true" style:font-name="Microsoft Sans Serif" fo:font-family="'Microsoft Sans Serif'" style:font-family-generic="swiss" style:font-pitch="variable" fo:font-size="9pt" fo:font-weight="bold" style:font-size-asian="9pt" style:font-weight-asian="bold" style:font-name-complex="Microsoft Sans Serif" style:font-family-complex="'Microsoft Sans Serif'" style:font-family-generic-complex="swiss" style:font-pitch-complex="variable" style:font-size-complex="9pt" style:font-weight-complex="bold"/>
    </style:style>
    <style:style style:name="LATIN_20_NEGATIF" style:display-name="LATIN NEGATIF" style:family="table-cell" style:parent-style-name="Default">
      <style:table-cell-properties fo:background-color="#000000" style:text-align-source="fix" style:repeat-content="false" fo:wrap-option="no-wrap" fo:padding-bottom="3.49mm" fo:padding-left="0.35mm" fo:padding-right="0.35mm" fo:padding-top="0.35mm" style:vertical-align="top"/>
      <style:paragraph-properties fo:text-align="start" fo:margin-left="0mm"/>
      <style:text-properties fo:color="#ffffff" style:font-name="Palatino Linotype" fo:font-family="'Palatino Linotype'" style:font-style-name="Gras" style:font-family-generic="roman" style:font-pitch="variable" fo:font-size="10pt" fo:font-weight="bold" style:font-size-asian="10pt" style:font-weight-asian="bold" style:font-name-complex="Times New Roman" style:font-family-complex="'Times New Roman'" style:font-style-name-complex="Gras" style:font-family-generic-complex="roman" style:font-pitch-complex="variable" style:font-size-complex="15pt" style:font-weight-complex="bold"/>
    </style:style>
    <style:style style:name="OBRIT_20_NEGATIF" style:display-name="OBRIT NEGATIF" style:family="table-cell" style:parent-style-name="Default" style:data-style-name="N20000">
      <style:table-cell-properties fo:background-color="#000000" style:text-align-source="fix" style:repeat-content="false" fo:wrap-option="no-wrap" style:vertical-align="top"/>
      <style:paragraph-properties fo:text-align="end" fo:margin-left="0mm" style:writing-mode="lr-tb"/>
      <style:text-properties fo:color="#ffffff" style:font-name="Times New Roman1" fo:font-family="'Times New Roman'" style:font-style-name="Normal" style:font-family-generic="roman" style:font-pitch="variable" fo:font-size="15pt" fo:language="zxx" fo:country="none" fo:text-shadow="1pt 1pt" fo:font-weight="bold" style:font-size-asian="15pt" style:font-weight-asian="bold" style:font-name-complex="Times New Roman1" style:font-family-complex="'Times New Roman'" style:font-style-name-complex="Normal" style:font-family-generic-complex="roman" style:font-pitch-complex="variable" style:font-size-complex="15pt" style:language-complex="he" style:country-complex="IL" style:font-weight-complex="bold"/>
    </style:style>
    <style:style style:name="PHÔNETIQWË_20_POSITIF" style:display-name="PHÔNETIQWË POSITIF" style:family="table-cell" style:parent-style-name="Default">
      <style:table-cell-properties fo:border-bottom="0.06pt solid #808080" fo:background-color="#ffffff" style:text-align-source="fix" style:repeat-content="false" fo:wrap-option="no-wrap" fo:border-left="none" fo:border-right="none" fo:border-top="0.06pt solid #808080" style:vertical-align="top"/>
      <style:paragraph-properties fo:text-align="start" fo:margin-left="0mm"/>
      <style:text-properties fo:color="#c5000b" style:font-name="DejaVu Sans Mono1" fo:font-family="'DejaVu Sans Mono'" style:font-style-name="Gras" style:font-family-generic="modern" style:font-pitch="fixed" fo:font-size="10pt" fo:language="zxx" fo:country="none" fo:text-shadow="none" fo:font-weight="bold" style:font-size-asian="10pt" style:font-weight-asian="bold" style:font-name-complex="DejaVu Sans Mono1" style:font-family-complex="'DejaVu Sans Mono'" style:font-style-name-complex="Gras" style:font-family-generic-complex="modern" style:font-pitch-complex="fixed" style:font-size-complex="10pt" style:font-weight-complex="bold"/>
    </style:style>
    <style:style style:name="INFO_20_POSITIF" style:display-name="INFO POSITIF" style:family="table-cell" style:parent-style-name="Default">
      <style:table-cell-properties fo:background-color="#ffffff" style:text-align-source="fix" style:repeat-content="false" fo:wrap-option="no-wrap" fo:border="none" style:vertical-align="top"/>
      <style:paragraph-properties fo:text-align="start"/>
      <style:text-properties style:font-name="Microsoft Sans Serif" fo:font-family="'Microsoft Sans Serif'" style:font-family-generic="swiss" style:font-pitch="variable" fo:font-size="8pt" fo:language="fr" fo:country="FR" style:font-size-asian="8pt" style:font-name-complex="Microsoft Sans Serif" style:font-family-complex="'Microsoft Sans Serif'" style:font-family-generic-complex="swiss" style:font-pitch-complex="variable" style:font-size-complex="8pt"/>
    </style:style>
    <style:style style:name="DATE_20_POSITIF" style:display-name="DATE POSITIF" style:family="table-cell" style:parent-style-name="INFO_20_POSITIF" style:data-style-name="N84">
      <style:table-cell-properties fo:border-bottom="none" fo:background-color="#ffffff" style:text-align-source="fix" style:repeat-content="false" fo:wrap-option="no-wrap" fo:border-left="none" fo:border-right="1.11pt double #000000" style:border-line-width-right="0.02mm 0.35mm 0.02mm" fo:border-top="none"/>
      <style:paragraph-properties fo:text-align="start"/>
      <style:text-properties fo:font-size="8pt" style:font-size-asian="8pt" style:font-size-complex="8pt"/>
    </style:style>
    <style:style style:name="PHÔNETIQWË_20_NEGATIF" style:display-name="PHÔNETIQWË NEGATIF" style:family="table-cell" style:parent-style-name="Default">
      <style:table-cell-properties fo:background-color="#000000" style:text-align-source="fix" style:repeat-content="false" fo:wrap-option="no-wrap" fo:border="none" style:vertical-align="top"/>
      <style:paragraph-properties fo:text-align="start" fo:margin-left="0mm"/>
      <style:text-properties fo:color="#c5000b" style:font-name="DejaVu Sans Mono1" fo:font-family="'DejaVu Sans Mono'" style:font-style-name="Gras" style:font-family-generic="modern" style:font-pitch="fixed" fo:font-size="10pt" fo:language="zxx" fo:country="none" fo:font-style="normal" fo:font-weight="bold" style:font-size-asian="10pt" style:font-style-asian="normal" style:font-weight-asian="bold" style:font-name-complex="DejaVu Sans Mono1" style:font-family-complex="'DejaVu Sans Mono'" style:font-style-name-complex="Gras" style:font-family-generic-complex="modern" style:font-pitch-complex="fixed" style:font-size-complex="10pt" style:font-style-complex="normal" style:font-weight-complex="bold"/>
    </style:style>
    <style:style style:name="INFO_20_NEGATIF" style:display-name="INFO NEGATIF" style:family="table-cell" style:parent-style-name="Default">
      <style:table-cell-properties fo:background-color="#000000" fo:wrap-option="no-wrap" fo:border="none" style:vertical-align="top"/>
      <style:text-properties fo:color="#ffffff"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8pt"/>
    </style:style>
    <style:style style:name="ORBIT_20_NEGATIF" style:display-name="ORBIT NEGATIF" style:family="table-cell" style:parent-style-name="Default">
      <style:table-cell-properties fo:background-color="#000000" style:text-align-source="fix" style:repeat-content="false" fo:wrap-option="no-wrap" style:vertical-align="top"/>
      <style:paragraph-properties fo:text-align="end" fo:margin-left="0mm" style:writing-mode="lr-tb"/>
      <style:text-properties fo:color="#ffffff" style:font-name="Times New Roman" fo:font-family="'Times New Roman'" style:font-style-name="Gras" style:font-family-generic="roman" style:font-pitch="variable" fo:font-size="15pt" fo:language="zxx" fo:country="none" fo:text-shadow="1pt 1pt" fo:font-weight="bold" style:font-size-asian="15pt" style:font-weight-asian="bold" style:font-name-complex="Times New Roman" style:font-family-complex="'Times New Roman'" style:font-style-name-complex="Gras" style:font-family-generic-complex="roman" style:font-pitch-complex="variable" style:font-size-complex="15pt" style:language-complex="ar" style:country-complex="EG" style:font-weight-complex="bold"/>
    </style:style>
    <style:style style:name="Lucida_20_Droite" style:display-name="Lucida Droite" style:family="table-cell" style:parent-style-name="Default">
      <style:table-cell-properties style:text-align-source="fix" style:repeat-content="false" fo:background-color="transparent" fo:wrap-option="no-wrap" fo:border="none" fo:padding-bottom="3.49mm" fo:padding-left="0.35mm" fo:padding-right="0.35mm" fo:padding-top="0.35mm"/>
      <style:paragraph-properties fo:text-align="end"/>
      <style:text-properties style:font-name="Times New Roman1" fo:font-family="'Times New Roman'" style:font-style-name="Normal" style:font-family-generic="roman" style:font-pitch="variable" fo:font-size="10pt" style:font-name-asian="Times New Roman1" style:font-family-asian="'Times New Roman'" style:font-style-name-asian="Normal" style:font-family-generic-asian="roman" style:font-pitch-asian="variable" style:font-size-asian="10pt" style:font-name-complex="Times New Roman1" style:font-family-complex="'Times New Roman'" style:font-style-name-complex="Normal" style:font-family-generic-complex="roman" style:font-pitch-complex="variable" style:font-size-complex="15pt"/>
    </style:style>
    <style:style style:name="Lucida_20_Gauche" style:display-name="Lucida Gauche" style:family="table-cell" style:parent-style-name="Lucida_20_Droite">
      <style:table-cell-properties fo:background-color="#ffffff" style:text-align-source="fix" style:repeat-content="false" fo:padding-bottom="3.49mm" fo:padding-left="0.35mm" fo:padding-right="0.35mm" fo:padding-top="0.35mm"/>
      <style:paragraph-properties fo:text-align="start"/>
      <style:text-properties fo:font-size="10pt"/>
    </style:style>
    <style:style style:name="ORBIT_20_POSITIF" style:display-name="ORBIT POSITIF" style:family="table-cell" style:parent-style-name="Default">
      <style:table-cell-properties fo:background-color="#ffffff" style:text-align-source="fix" style:repeat-content="false" fo:wrap-option="no-wrap"/>
      <style:paragraph-properties fo:text-align="end" style:writing-mode="lr-tb"/>
      <style:text-properties style:font-name="Times New Roman" fo:font-family="'Times New Roman'" style:font-style-name="Gras" style:font-family-generic="roman" style:font-pitch="variable" fo:font-size="15pt" fo:text-shadow="1pt 1pt" fo:font-weight="bold" style:font-size-asian="15pt" style:font-weight-asian="bold" style:font-name-complex="Times New Roman" style:font-family-complex="'Times New Roman'" style:font-style-name-complex="Gras" style:font-family-generic-complex="roman" style:font-pitch-complex="variable" style:font-size-complex="15pt" style:language-complex="ar" style:country-complex="EG" style:font-weight-complex="bold" fo:hyphenate="true"/>
    </style:style>
    <style:style style:name="TITRE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Phonetique" style:family="table-cell" style:parent-style-name="Default">
      <style:table-cell-properties fo:background-color="transparent"/>
      <style:text-properties fo:color="#c5000b" fo:text-shadow="none"/>
    </style:style>
    <style:style style:name="Lucida_20_ORBIT" style:display-name="Lucida ORBIT" style:family="table-cell" style:parent-style-name="Lucida_20_Droite">
      <style:table-cell-properties fo:background-color="transparent"/>
      <style:paragraph-properties style:writing-mode="rl-tb"/>
    </style:style>
    <style:style style:name="Lucida_20_Droite_20_Noir" style:display-name="Lucida Droite Noir" style:family="table-cell" style:parent-style-name="Lucida_20_Droite">
      <style:table-cell-properties fo:background-color="#000000" fo:border="none" fo:padding-bottom="3.49mm" fo:padding-left="0.35mm" fo:padding-right="0.35mm" fo:padding-top="0.35mm"/>
    </style:style>
    <style:style style:name="INTERSECTION_20_GRISE" style:display-name="INTERSECTION GRISE" style:family="table-cell" style:parent-style-name="Lucida_20_Droite">
      <style:table-cell-properties fo:background-color="#808080" style:text-align-source="fix" style:repeat-content="false" fo:wrap-option="no-wrap" fo:border="0.06pt solid #c0c0c0" fo:padding-bottom="3.49mm" fo:padding-left="0.35mm" fo:padding-right="0.35mm" fo:padding-top="0.35mm" style:vertical-align="top"/>
      <style:paragraph-properties fo:text-align="center" fo:margin-left="0mm"/>
      <style:text-properties style:text-outline="true" fo:font-size="10pt" fo:font-weight="bold" style:font-size-asian="10pt" fo:hyphenate="true"/>
    </style:style>
    <style:style style:name="TITRE_20_NEUTRE" style:display-name="TITRE NEUTRE" style:family="table-cell" style:parent-style-name="TITRE_20_NEGATIF">
      <style:table-cell-properties fo:background-color="#808080"/>
      <style:text-properties fo:color="#000000" style:text-outline="true"/>
    </style:style>
    <style:style style:name="SANSKRIT_20_NEGATIF" style:display-name="SANSKRIT NEGATIF" style:family="table-cell" style:parent-style-name="ORBIT_20_NEGATIF">
      <style:table-cell-properties fo:background-color="#000000"/>
      <style:text-properties fo:color="#ffffff"/>
    </style:style>
    <style:style style:name="DATE_20_NEGATIF" style:display-name="DATE NEGATIF" style:family="table-cell" style:parent-style-name="DATE_20_POSITIF" style:data-style-name="N84">
      <style:table-cell-properties fo:border-bottom="none" fo:background-color="#000000" style:text-align-source="fix" style:repeat-content="false" fo:border-left="1.11pt double #000000" style:border-line-width-left="0.02mm 0.35mm 0.02mm" fo:border-right="none" fo:border-top="none"/>
      <style:paragraph-properties fo:text-align="end"/>
    </style:style>
    <style:style style:name="SANSKRIT_20_POSITIF" style:display-name="SANSKRIT POSITIF" style:family="table-cell" style:parent-style-name="SANSKRIT_20_NEGATIF">
      <style:table-cell-properties fo:background-color="#ffffff" style:text-align-source="fix" style:repeat-content="false"/>
      <style:paragraph-properties fo:text-align="start" style:writing-mode="lr-tb"/>
      <style:text-properties fo:color="#000000"/>
    </style:style>
    <style:style style:name="COMMENTAIRE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fo:color="#ffff66" style:text-outline="false" style:font-name="Microsoft Sans Serif1" fo:font-family="'Microsoft Sans Serif'" style:font-style-name="Normal" style:font-family-generic="swiss" style:font-pitch="variable" fo:font-size="12pt" style:font-size-asian="12pt" style:font-size-complex="16pt" style:font-relief="none"/>
    </style:style>
    <style:style style:name="DEFINITION_20_NOIR" style:display-name="DEFINITION NOIR" style:family="table-cell" style:parent-style-name="Default">
      <style:table-cell-properties fo:background-color="#000000" style:text-align-source="fix" style:repeat-content="false" fo:wrap-option="wrap"/>
      <style:paragraph-properties fo:text-align="end"/>
    </style:style>
    <style:style style:name="Standard_20_Renvoi_20_Ligne" style:display-name="Standard Renvoi Ligne" style:family="table-cell" style:parent-style-name="Default">
      <style:table-cell-properties fo:wrap-option="wrap" fo:padding-bottom="3.49mm" fo:padding-left="0.35mm" fo:padding-right="0.35mm" fo:padding-top="0.35mm"/>
    </style:style>
    <style:style style:name="INTERSECTION_20_GRISE_20_NEGATIF" style:display-name="INTERSECTION GRISE NEGATIF" style:family="table-cell" style:parent-style-name="INTERSECTION_20_GRISE">
      <style:table-cell-properties fo:background-color="#4c4c4c" style:text-align-source="fix" style:repeat-content="false" fo:border="1.11pt double #000000" style:border-line-width="0.02mm 0.35mm 0.02mm" style:vertical-align="bottom"/>
      <style:paragraph-properties fo:text-align="end"/>
    </style:style>
    <style:style style:name="LATIN_20_CENTRE" style:display-name="LATIN CENTRE" style:family="table-cell" style:parent-style-name="Lucida_20_Droite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LATIN_20_NEGATIF_20_CENTRE" style:display-name="LATIN NEGATIF CENTRE" style:family="table-cell" style:parent-style-name="LATIN_20_NEGATIF">
      <style:table-cell-properties fo:background-color="#000000" style:text-align-source="fix" style:repeat-content="false"/>
      <style:paragraph-properties fo:text-align="center"/>
      <style:text-properties style:font-size-complex="15pt"/>
    </style:style>
    <style:style style:name="LATIN_20_POSITIF_20_CENTRE" style:display-name="LATIN POSITIF CENTRE" style:family="table-cell" style:parent-style-name="LATIN_20_POSITIF">
      <style:table-cell-properties fo:background-color="#ffffff" style:text-align-source="fix" style:repeat-content="false" fo:wrap-option="no-wrap"/>
      <style:paragraph-properties fo:text-align="center"/>
    </style:style>
    <style:style style:name="INFO_20_CENTRE" style:display-name="INFO CENTRE" style:family="table-cell" style:parent-style-name="INFO_20_POSITIF">
      <style:table-cell-properties fo:border-bottom="none" fo:background-color="#808080" style:text-align-source="fix" style:repeat-content="false" fo:border-left="0.99pt solid #c0c0c0" fo:border-right="none" fo:border-top="0.99pt solid #c0c0c0"/>
      <style:paragraph-properties fo:text-align="center"/>
      <style:text-properties style:text-outline="true"/>
    </style:style>
    <style:style style:name="LATIN_20_NEGATIF_20_DROITE" style:display-name="LATIN NEGATIF DROITE" style:family="table-cell" style:parent-style-name="LATIN_20_NEGATIF">
      <style:table-cell-properties fo:border-bottom="none" fo:background-color="#000000" style:text-align-source="fix" style:repeat-content="false" fo:wrap-option="no-wrap" fo:border-left="none" fo:border-right="1.11pt double #000000" style:border-line-width-right="0.02mm 0.35mm 0.02mm" fo:border-top="none"/>
      <style:paragraph-properties fo:text-align="end"/>
      <style:text-properties style:font-name-complex="Times New Roman" style:font-family-complex="'Times New Roman'" style:font-style-name-complex="Gras" style:font-family-generic-complex="roman" style:font-pitch-complex="variable" style:font-size-complex="15pt"/>
    </style:style>
    <style:style style:name="INFO_20_NEGATIF_20_CENTRE" style:display-name="INFO NEGATIF CENTRE" style:family="table-cell" style:parent-style-name="INFO_20_NEGATIF">
      <style:table-cell-properties style:text-align-source="fix" style:repeat-content="false"/>
      <style:paragraph-properties fo:text-align="center"/>
    </style:style>
    <style:style style:name="INFO_20_POSITIF_20_CENTRE" style:display-name="INFO POSITIF CENTRE" style:family="table-cell" style:parent-style-name="INFO_20_POSITIF">
      <style:table-cell-properties style:text-align-source="fix" style:repeat-content="false" fo:border="0.99pt solid #ffffff"/>
      <style:paragraph-properties fo:text-align="center"/>
      <style:text-properties style:font-size-complex="11pt"/>
    </style:style>
    <style:style style:name="COURIER_20_NEW_20_DROITE" style:display-name="COURIER NEW DROITE" style:family="table-cell" style:parent-style-name="Default">
      <style:table-cell-properties style:text-align-source="fix" style:repeat-content="false" fo:wrap-option="no-wrap"/>
      <style:paragraph-properties fo:text-align="end" fo:margin-left="0mm" style:writing-mode="rl-tb"/>
      <style:text-properties fo:font-size="10pt" style:font-size-asian="10pt" style:font-name-complex="Courier New2" style:font-family-complex="'Courier New'" style:font-family-generic-complex="modern" style:font-pitch-complex="fixed" style:font-size-complex="10pt"/>
    </style:style>
    <style:style style:name="PHÔNETIQWË_20_POSITIF_20_CENTRË" style:display-name="PHÔNETIQWË POSITIF CENTRË" style:family="table-cell" style:parent-style-name="PHÔNETIQWË_20_POSITIF">
      <style:table-cell-properties style:text-align-source="fix" style:repeat-content="false"/>
      <style:paragraph-properties fo:text-align="center"/>
    </style:style>
    <style:style style:name="INTERSTICE_20_NOIR" style:display-name="INTERSTICE NOIR" style:family="table-cell" style:parent-style-name="Lucida_20_Droite" style:data-style-name="N109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STANDARD_20_NEGATIF" style:display-name="STANDARD NEGATIF" style:family="table-cell" style:parent-style-name="Default">
      <style:table-cell-properties fo:background-color="#000000"/>
      <style:text-properties fo:color="#ffffff"/>
    </style:style>
    <style:style style:name="STANDARD_20_POSITIF_20_DROITE" style:display-name="STANDARD POSITIF DROITE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/>
      <style:text-properties fo:language="zxx" fo:country="none" style:font-size-complex="15pt"/>
    </style:style>
    <style:style style:name="COURIER_20_NEW" style:display-name="COURIER NEW" style:family="table-cell" style:parent-style-name="COURIER_20_NEW_20_DROITE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SHEMITIQWË" style:family="table-cell" style:parent-style-name="STANDARD_20_NEGATIF">
      <style:table-cell-properties style:text-align-source="fix" style:repeat-content="false" fo:background-color="transparent"/>
      <style:paragraph-properties fo:text-align="end" style:writing-mode="rl-tb"/>
      <style:text-properties style:use-window-font-color="true" style:font-name-asian="Courier New1" style:font-family-asian="'Courier New'" style:font-style-name-asian="Normal" style:font-family-generic-asian="modern" style:font-pitch-asian="fixed" style:font-size-complex="15pt"/>
    </style:style>
    <style:style style:name="SYRIAQWË" style:family="table-cell" style:parent-style-name="Default">
      <style:table-cell-properties style:text-align-source="fix" style:repeat-content="false"/>
      <style:paragraph-properties fo:text-align="center"/>
      <style:text-properties fo:font-size="20pt" style:font-size-asian="20pt" style:font-name-complex="Estrangelo Edessa" style:font-family-complex="'Estrangelo Edessa'" style:font-family-generic-complex="script" style:font-pitch-complex="variable" style:font-size-complex="20pt"/>
    </style:style>
    <style:style style:name="LATIN_20_NEGATIF_20_NOMBRE" style:display-name="LATIN NEGATIF NOMBRE" style:family="table-cell" style:parent-style-name="LATIN_20_NEGATIF" style:data-style-name="N0"/>
    <style:style style:name="LATIN_20_POSITIF_20_NOMBRE" style:display-name="LATIN POSITIF NOMBRE" style:family="table-cell" style:parent-style-name="LATIN_20_POSITIF" style:data-style-name="N0"/>
    <style:style style:name="INFO_20_DROITE" style:display-name="INFO DROITE" style:family="table-cell" style:parent-style-name="INFO_20_CENTRE" style:data-style-name="N110">
      <style:table-cell-properties fo:background-color="#808080" fo:padding-bottom="3.49mm" fo:padding-left="0.35mm" fo:padding-right="0.35mm" fo:padding-top="0.35mm" style:vertical-align="bottom"/>
      <style:text-properties style:font-name="Times New Roman1" fo:font-family="'Times New Roman'" style:font-style-name="Normal" style:font-family-generic="roman" style:font-pitch="variable" fo:font-size="10pt" style:font-size-asian="10pt" style:font-size-complex="10pt"/>
    </style:style>
    <style:style style:name="INTERSECTION_20_GRISE_20_POSITIF" style:display-name="INTERSECTION GRISE POSITIF" style:family="table-cell" style:parent-style-name="INTERSECTION_20_GRISE" style:data-style-name="N0">
      <style:table-cell-properties fo:border-bottom="1.11pt double #ffffff" fo:background-color="#cccccc" style:text-align-source="fix" style:repeat-content="false" fo:border-left="1.11pt double #ffffff" style:border-line-width="0.02mm 0.35mm 0.02mm" fo:border-right="1.11pt double #000000" fo:border-top="1.11pt double #ffffff" style:vertical-align="bottom"/>
      <style:paragraph-properties fo:text-align="start"/>
    </style:style>
    <style:style style:name="DATE_20_GRISE_20_DROITE" style:display-name="DATE GRISE DROITE" style:family="table-cell" style:parent-style-name="INTERSECTION_20_GRISE_20_NEGATIF" style:data-style-name="N52">
      <style:text-properties style:use-window-font-color="true" style:font-weight-asian="normal" style:font-weight-complex="normal"/>
    </style:style>
    <style:style style:name="INTERSECTION_20_GRISE_20_BORD" style:display-name="INTERSECTION GRISE BORD" style:family="table-cell" style:parent-style-name="INTERSECTION_20_GRISE">
      <style:table-cell-properties fo:border="1.11pt double #808080" style:border-line-width="0.02mm 0.35mm 0.02mm"/>
    </style:style>
    <style:style style:name="INTERSECTION_20_GRISE_20_DROITE" style:display-name="INTERSECTION GRISE DROITE" style:family="table-cell" style:parent-style-name="INTERSECTION_20_GRISE">
      <style:table-cell-properties style:text-align-source="fix" style:repeat-content="false" fo:padding-bottom="3.49mm" fo:padding-left="0.71mm" fo:padding-right="0.71mm" fo:padding-top="0.71mm"/>
      <style:paragraph-properties fo:text-align="end"/>
    </style:style>
    <style:style style:name="ORBIT_20_NEGATIF_20_NOMBRE" style:display-name="ORBIT NEGATIF NOMBRE" style:family="table-cell" style:parent-style-name="ORBIT_20_NEGATIF" style:data-style-name="N0">
      <style:text-properties style:font-weight-asian="bold"/>
    </style:style>
    <style:style style:name="ORBIT_20_POSITIF_20_NOMBRE" style:display-name="ORBIT POSITIF NOMBRE" style:family="table-cell" style:parent-style-name="ORBIT_20_POSITIF" style:data-style-name="N0"/>
    <style:style style:name="NUMERATIÔ_20_DEQIMAL" style:display-name="NUMERATIÔ DEQIMAL" style:family="table-cell" style:parent-style-name="Default" style:data-style-name="N114"/>
    <style:style style:name="TITRE_20_NOMBRE" style:display-name="TITRE NOMBRE" style:family="table-cell" style:parent-style-name="TITRE" style:data-style-name="N111"/>
    <style:style style:name="Lucida_20_Droite_20_Renvoie" style:display-name="Lucida Droite Renvoie" style:family="table-cell" style:parent-style-name="Lucida_20_Droite">
      <style:table-cell-properties fo:wrap-option="wrap"/>
    </style:style>
    <style:style style:name="Lucida_20_Droite_20_Noir_20_Renvoie" style:display-name="Lucida Droite Noir Renvoie" style:family="table-cell" style:parent-style-name="Lucida_20_Droite_20_Noir">
      <style:table-cell-properties fo:wrap-option="wrap"/>
    </style:style>
    <style:style style:name="Lucida_20_Gauche_20_Blanc" style:display-name="Lucida Gauche Blanc" style:family="table-cell" style:parent-style-name="Lucida_20_Gauche">
      <style:table-cell-properties fo:background-color="#ffffff"/>
    </style:style>
    <style:style style:name="Lucida_20_Gauche_20_Blanc_20_Renvoie" style:display-name="Lucida Gauche Blanc Renvoie" style:family="table-cell" style:parent-style-name="Lucida_20_Gauche_20_Blanc">
      <style:table-cell-properties fo:background-color="#ffffff" fo:wrap-option="wrap"/>
    </style:style>
    <style:style style:name="Lucida_20_Gauche_20_Renvoie" style:display-name="Lucida Gauche Renvoie" style:family="table-cell" style:parent-style-name="Lucida_20_Gauche">
      <style:table-cell-properties fo:background-color="transparent" fo:wrap-option="wrap"/>
    </style:style>
    <style:style style:name="SYRIAQWË_20_NEGATIF" style:display-name="SYRIAQWË NEGATIF" style:family="table-cell" style:parent-style-name="Default">
      <style:table-cell-properties fo:background-color="#000000" style:text-align-source="fix" style:repeat-content="false"/>
      <style:paragraph-properties fo:text-align="end"/>
      <style:text-properties style:font-name="Times New Roman1" fo:font-family="'Times New Roman'" style:font-style-name="Normal" style:font-family-generic="roman" style:font-pitch="variable" fo:font-size="15pt" fo:font-weight="bold" style:font-size-asian="15pt" style:font-weight-asian="bold" style:font-name-complex="Estrangelo Edessa1" style:font-family-complex="'Estrangelo Edessa'" style:font-style-name-complex="Normal" style:font-family-generic-complex="script" style:font-pitch-complex="variable" style:font-size-complex="15pt" style:font-weight-complex="bold"/>
    </style:style>
    <style:style style:name="SYRIAQWË_20_POSITIF" style:display-name="SYRIAQWË POSITIF" style:family="table-cell" style:parent-style-name="Default">
      <style:table-cell-properties fo:background-color="#ffffff" style:text-align-source="fix" style:repeat-content="false"/>
      <style:paragraph-properties fo:text-align="end"/>
      <style:text-properties style:font-name="Times New Roman1" fo:font-family="'Times New Roman'" style:font-style-name="Normal" style:font-family-generic="roman" style:font-pitch="variable" fo:font-size="15pt" fo:font-weight="bold" style:font-size-asian="15pt" style:font-weight-asian="bold" style:font-name-complex="Estrangelo Edessa1" style:font-family-complex="'Estrangelo Edessa'" style:font-style-name-complex="Normal" style:font-family-generic-complex="script" style:font-pitch-complex="variable" style:font-size-complex="15pt" style:font-weight-complex="bold"/>
    </style:style>
    <style:style style:name="STANDARD_20_POSITIF_20_DROITE_20_NOMBRE" style:display-name="STANDARD POSITIF DROITE NOMBRE" style:family="table-cell" style:parent-style-name="STANDARD_20_POSITIF_20_DROITE" style:data-style-name="N0"/>
    <style:style style:name="TITRE_20_TIMES_20_NEW_20_ROMAN" style:display-name="TITRE TIMES NEW ROMAN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font-name="Times New Roman" fo:font-family="'Times New Roman'" style:font-style-name="Gras" style:font-family-generic="roman" style:font-pitch="variable" fo:font-size="8pt" fo:font-weight="bold" style:font-name-asian="Times New Roman" style:font-family-asian="'Times New Roman'" style:font-style-name-asian="Gras" style:font-family-generic-asian="roman" style:font-pitch-asian="variable" style:font-size-asian="8pt" style:font-weight-asian="bold" style:font-size-complex="8pt" style:font-weight-complex="bold"/>
    </style:style>
    <style:style style:name="Standard_20_Centre" style:display-name="Standard Centre" style:family="table-cell" style:parent-style-name="Default">
      <style:table-cell-properties style:text-align-source="fix" style:repeat-content="false"/>
      <style:paragraph-properties fo:text-align="center"/>
    </style:style>
    <style:style style:name="Standard_20_Date_20_Jour" style:display-name="Standard Date Jour" style:family="table-cell" style:parent-style-name="Default" style:data-style-name="N112"/>
    <style:style style:name="PHÔNETIQWË_20_NEGATIF_20_DROITE" style:display-name="PHÔNETIQWË NEGATIF DROITE" style:family="table-cell" style:parent-style-name="PHÔNETIQWË_20_NEGATIF">
      <style:table-cell-properties fo:background-color="#000000" style:text-align-source="fix" style:repeat-content="false" fo:wrap-option="no-wrap" fo:border="none" style:vertical-align="top"/>
      <style:paragraph-properties fo:text-align="end" fo:margin-left="0mm"/>
      <style:text-properties fo:color="#c5000b" style:font-name="DejaVu Sans Mono1" fo:font-family="'DejaVu Sans Mono'" style:font-style-name="Gras" style:font-family-generic="modern" style:font-pitch="fixed" fo:font-size="10pt" fo:language="zxx" fo:country="none" fo:font-style="normal" fo:font-weight="bold" style:font-size-asian="10pt" style:font-style-asian="normal" style:font-weight-asian="bold" style:font-name-complex="DejaVu Sans Mono1" style:font-family-complex="'DejaVu Sans Mono'" style:font-style-name-complex="Gras" style:font-family-generic-complex="modern" style:font-pitch-complex="fixed" style:font-size-complex="10pt" style:font-style-complex="normal" style:font-weight-complex="bold"/>
    </style:style>
    <style:style style:name="TITRE_20_TIMES_20_NEW_20_ROMAN_20__28_8_29_" style:display-name="TITRE TIMES NEW ROMAN (8)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font-name="Times New Roman" fo:font-family="'Times New Roman'" style:font-style-name="Gras" style:font-family-generic="roman" style:font-pitch="variable" fo:font-size="8pt" fo:font-weight="bold" style:font-name-asian="Times New Roman" style:font-family-asian="'Times New Roman'" style:font-style-name-asian="Gras" style:font-family-generic-asian="roman" style:font-pitch-asian="variable" style:font-size-asian="8pt" style:font-weight-asian="bold" style:font-size-complex="8pt" style:font-weight-complex="bold"/>
    </style:style>
    <style:style style:name="TITRE_20_TIMES_20_NEW_20_ROMAN_20__28_9_29_" style:display-name="TITRE TIMES NEW ROMAN (9)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font-name="Times New Roman" fo:font-family="'Times New Roman'" style:font-style-name="Gras" style:font-family-generic="roman" style:font-pitch="variable" fo:font-size="9pt" fo:font-weight="bold" style:font-name-asian="Times New Roman" style:font-family-asian="'Times New Roman'" style:font-style-name-asian="Gras" style:font-family-generic-asian="roman" style:font-pitch-asian="variable" style:font-size-asian="9pt" style:font-weight-asian="bold" style:font-size-complex="9pt" style:font-weight-complex="bold"/>
    </style:style>
    <style:style style:name="TITRE_20__28_7_29_" style:display-name="TITRE (7)" style:family="table-cell" style:parent-style-name="Default">
      <style:table-cell-properties fo:background-color="#000000" style:text-align-source="fix" style:repeat-content="false" fo:wrap-option="no-wrap"/>
      <style:paragraph-properties fo:text-align="center"/>
      <style:text-properties fo:font-size="7pt" fo:font-weight="bold" style:font-name-asian="Courier New" style:font-family-asian="'Courier New'" style:font-style-name-asian="Gras" style:font-family-generic-asian="modern" style:font-pitch-asian="fixed" style:font-size-asian="7pt" style:font-weight-asian="bold" style:font-name-complex="Courier New" style:font-family-complex="'Courier New'" style:font-style-name-complex="Gras" style:font-family-generic-complex="modern" style:font-pitch-complex="fixed" style:font-size-complex="7pt" style:font-weight-complex="bold"/>
    </style:style>
    <style:style style:name="Standard_20_8" style:display-name="Standard 8" style:family="table-cell" style:parent-style-name="Standard_20_9">
      <style:text-properties fo:font-size="8pt" style:font-name-asian="Courier New1" style:font-family-asian="'Courier New'" style:font-style-name-asian="Normal" style:font-family-generic-asian="modern" style:font-pitch-asian="fixed" style:font-size-asian="8pt" style:font-name-complex="Courier New1" style:font-family-complex="'Courier New'" style:font-style-name-complex="Normal" style:font-family-generic-complex="modern" style:font-pitch-complex="fixed" style:font-size-complex="8pt"/>
    </style:style>
    <style:style style:name="Standard_20_9" style:display-name="Standard 9" style:family="table-cell" style:parent-style-name="Default" style:data-style-name="N0">
      <style:text-properties fo:font-size="9pt" style:font-name-asian="Courier New1" style:font-family-asian="'Courier New'" style:font-style-name-asian="Normal" style:font-family-generic-asian="modern" style:font-pitch-asian="fixed" style:font-size-asian="9pt" style:font-name-complex="Courier New1" style:font-family-complex="'Courier New'" style:font-style-name-complex="Normal" style:font-family-generic-complex="modern" style:font-pitch-complex="fixed" style:font-size-complex="9pt"/>
    </style:style>
    <style:style style:name="LATIN_20_POSITIF_20_NUMEROTATION" style:display-name="LATIN POSITIF NUMEROTATION" style:family="table-cell" style:parent-style-name="LATIN_20_POSITIF" style:data-style-name="N111"/>
    <style:style style:name="DATE_20_POSITIF_20_HÔRË" style:display-name="DATE POSITIF HÔRË" style:family="table-cell" style:parent-style-name="INFO_20_POSITIF" style:data-style-name="N52">
      <style:table-cell-properties fo:border-bottom="none" fo:background-color="#ffffff" style:text-align-source="fix" style:repeat-content="false" fo:wrap-option="no-wrap" fo:border-left="none" fo:border-right="1.11pt double #000000" style:border-line-width-right="0.02mm 0.35mm 0.02mm" fo:border-top="none"/>
      <style:paragraph-properties fo:text-align="start"/>
      <style:text-properties fo:font-size="8pt" style:font-size-asian="8pt" style:font-size-complex="8pt"/>
    </style:style>
    <style:style style:name="DATE_20_GRISE_20_HÔRË_20_DROITE" style:display-name="DATE GRISE HÔRË DROITE" style:family="table-cell" style:parent-style-name="INTERSECTION_20_GRISE_20_NEGATIF" style:data-style-name="N52">
      <style:text-properties style:use-window-font-color="true" style:font-weight-asian="normal" style:font-weight-complex="normal"/>
    </style:style>
    <style:style style:name="DATE_20_NEGATIF_20_HÔRË" style:display-name="DATE NEGATIF HÔRË" style:family="table-cell" style:parent-style-name="DATE_20_POSITIF_20_HÔRË" style:data-style-name="N52">
      <style:table-cell-properties fo:border-bottom="none" fo:background-color="#000000" style:text-align-source="fix" style:repeat-content="false" fo:border-left="1.11pt double #000000" style:border-line-width-left="0.02mm 0.35mm 0.02mm" fo:border-right="none" fo:border-top="none"/>
      <style:paragraph-properties fo:text-align="end"/>
    </style:style>
    <style:style style:name="Standard_20_Date" style:display-name="Standard Date" style:family="table-cell" style:parent-style-name="Default" style:data-style-name="N112"/>
    <style:style style:name="OBRIT_20_NEGATIF_20__2190_" style:display-name="OBRIT NEGATIF ←" style:family="table-cell" style:parent-style-name="Default" style:data-style-name="N20000">
      <style:table-cell-properties fo:background-color="#000000" style:text-align-source="fix" style:repeat-content="false" fo:wrap-option="no-wrap" style:vertical-align="top"/>
      <style:paragraph-properties fo:text-align="end" fo:margin-left="0mm" style:writing-mode="rl-tb"/>
      <style:text-properties fo:color="#ffffff" style:font-name="Times New Roman1" fo:font-family="'Times New Roman'" style:font-style-name="Normal" style:font-family-generic="roman" style:font-pitch="variable" fo:font-size="15pt" fo:language="zxx" fo:country="none" fo:text-shadow="1pt 1pt" style:font-size-asian="15pt" style:font-name-complex="Times New Roman1" style:font-family-complex="'Times New Roman'" style:font-style-name-complex="Normal" style:font-family-generic-complex="roman" style:font-pitch-complex="variable" style:font-size-complex="15pt" style:language-complex="he" style:country-complex="IL"/>
    </style:style>
    <style:style style:name="ORBIT_20_POSITIF_20__2190_" style:display-name="ORBIT POSITIF ←" style:family="table-cell" style:parent-style-name="ORBIT_20_POSITIF">
      <style:paragraph-properties style:writing-mode="rl-tb"/>
    </style:style>
    <style:style style:name="ORBIT_20_NEGATIF_20__2190_" style:display-name="ORBIT NEGATIF ←" style:family="table-cell" style:parent-style-name="Default">
      <style:table-cell-properties fo:background-color="#000000" style:text-align-source="fix" style:repeat-content="false" fo:wrap-option="no-wrap" style:vertical-align="top"/>
      <style:paragraph-properties fo:text-align="end" fo:margin-left="0mm" style:writing-mode="rl-tb"/>
      <style:text-properties fo:color="#ffffff" style:font-name="Times New Roman" fo:font-family="'Times New Roman'" style:font-style-name="Gras" style:font-family-generic="roman" style:font-pitch="variable" fo:font-size="15pt" fo:language="zxx" fo:country="none" fo:text-shadow="1pt 1pt" fo:font-weight="bold" style:font-size-asian="15pt" style:font-name-complex="Times New Roman" style:font-family-complex="'Times New Roman'" style:font-style-name-complex="Gras" style:font-family-generic-complex="roman" style:font-pitch-complex="variable" style:font-size-complex="15pt" style:language-complex="ar" style:country-complex="EG" style:font-weight-complex="bold"/>
    </style:style>
    <style:style style:name="OBRIT_20_POSITIF_20__2190_" style:display-name="OBRIT POSITIF ←" style:family="table-cell" style:parent-style-name="Default" style:data-style-name="N20000">
      <style:table-cell-properties fo:background-color="#ffffff" style:text-align-source="fix" style:repeat-content="false" fo:wrap-option="no-wrap" style:vertical-align="top"/>
      <style:paragraph-properties fo:text-align="end" fo:margin-left="0mm" style:writing-mode="rl-tb"/>
      <style:text-properties style:use-window-font-color="true" style:font-name="Courier New" fo:font-family="'Courier New'" style:font-style-name="Gras" style:font-family-generic="modern" style:font-pitch="fixed" fo:font-size="15pt" fo:language="zxx" fo:country="none" fo:text-shadow="1pt 1pt" fo:font-weight="bold" style:font-size-asian="15pt" style:font-name-complex="Times New Roman" style:font-family-complex="'Times New Roman'" style:font-style-name-complex="Gras" style:font-family-generic-complex="roman" style:font-pitch-complex="variable" style:font-size-complex="15pt" style:language-complex="he" style:country-complex="IL" style:font-weight-complex="bold" style:text-overline-style="none" style:text-overline-color="font-color"/>
    </style:style>
    <style:style style:name="LATIN_20_NEGATIF_20_DROITE_20__21b5_" style:display-name="LATIN NEGATIF DROITE ↵" style:family="table-cell" style:parent-style-name="LATIN_20_NEGATIF">
      <style:table-cell-properties fo:border-bottom="none" fo:background-color="#000000" style:text-align-source="fix" style:repeat-content="false" fo:wrap-option="wrap" fo:border-left="none" fo:border-right="1.11pt double #000000" style:border-line-width-right="0.02mm 0.35mm 0.02mm" fo:border-top="none"/>
      <style:paragraph-properties fo:text-align="end"/>
      <style:text-properties style:font-name="Palatino Linotype" fo:font-family="'Palatino Linotype'" style:font-style-name="Gras" style:font-family-generic="roman" style:font-pitch="variable" style:font-name-complex="Times New Roman" style:font-family-complex="'Times New Roman'" style:font-style-name-complex="Gras" style:font-family-generic-complex="roman" style:font-pitch-complex="variable" style:font-size-complex="15pt"/>
    </style:style>
    <style:style style:name="LATIN_20_POSITIF_20__21b3_" style:display-name="LATIN POSITIF ↳" style:family="table-cell" style:parent-style-name="Default" style:data-style-name="N100">
      <style:table-cell-properties fo:border-bottom="none" fo:background-color="#ffffff" style:text-align-source="fix" style:repeat-content="false" fo:wrap-option="wrap" fo:border-left="1.11pt double #ffffff" style:border-line-width-left="0.02mm 0.35mm 0.02mm" fo:padding-bottom="3mm" fo:padding-left="0.49mm" fo:padding-right="0.35mm" fo:padding-top="0.35mm" fo:border-right="none" style:shrink-to-fit="false" fo:border-top="none" style:vertical-align="top"/>
      <style:paragraph-properties fo:text-align="start"/>
      <style:text-properties fo:color="#000000" style:font-name="Palatino Linotype" fo:font-family="'Palatino Linotype'" style:font-style-name="Gras" style:font-family-generic="roman" style:font-pitch="variable" fo:font-size="10pt" fo:text-shadow="1pt 1pt" fo:font-weight="bold" style:font-size-asian="10pt" style:font-weight-asian="bold" style:font-name-complex="Times New Roman" style:font-family-complex="'Times New Roman'" style:font-style-name-complex="Gras" style:font-family-generic-complex="roman" style:font-pitch-complex="variable" style:font-size-complex="15pt" style:language-complex="zxx" style:country-complex="none" style:font-weight-complex="bold"/>
    </style:style>
    <style:style style:name="PALATINO_20_LINOTYPE" style:display-name="PALATINO LINOTYPE" style:family="table-cell" style:parent-style-name="Default">
      <style:text-properties style:font-name="Palatino Linotype1" fo:font-family="'Palatino Linotype'" style:font-style-name="Normal" style:font-family-generic="roman" style:font-pitch="variable" style:font-name-asian="Palatino Linotype1" style:font-family-asian="'Palatino Linotype'" style:font-style-name-asian="Normal" style:font-family-generic-asian="roman" style:font-pitch-asian="variable" style:font-name-complex="Palatino Linotype1" style:font-family-complex="'Palatino Linotype'" style:font-style-name-complex="Normal" style:font-family-generic-complex="roman" style:font-pitch-complex="variable" style:font-size-complex="15pt"/>
    </style:style>
    <style:style style:name="DATE_20_POSITIF_20_HÔRË_20_DIÔRNË" style:display-name="DATE POSITIF HÔRË DIÔRNË" style:family="table-cell" style:parent-style-name="INFO_20_POSITIF" style:data-style-name="N113">
      <style:table-cell-properties fo:border-bottom="none" fo:background-color="#ffffff" style:text-align-source="fix" style:repeat-content="false" fo:wrap-option="no-wrap" fo:border-left="none" fo:border-right="1.11pt double #000000" style:border-line-width-right="0.02mm 0.35mm 0.02mm" fo:border-top="none"/>
      <style:paragraph-properties fo:text-align="start"/>
      <style:text-properties fo:font-size="8pt" style:font-size-asian="8pt" style:font-size-complex="8pt"/>
    </style:style>
    <style:style style:name="STANDARD_20_ENGLISH" style:display-name="STANDARD ENGLISH" style:family="table-cell" style:parent-style-name="Default">
      <style:table-cell-properties fo:background-color="transparent"/>
      <style:text-properties fo:language="en" fo:country="US"/>
    </style:style>
    <style:style style:name="STANDARD_20_NIGËR" style:display-name="STANDARD NIGËR" style:family="table-cell" style:parent-style-name="Default">
      <style:table-cell-properties fo:background-color="#000000"/>
    </style:style>
    <style:style style:name="STANDARD_20_SLAVE_20_NEGATIF" style:display-name="STANDARD SLAVE NEGATIF" style:family="table-cell" style:parent-style-name="STANDARD_20_SLAVE_20_POSITIF">
      <style:table-cell-properties fo:background-color="#000000"/>
      <style:text-properties fo:language="uk" fo:country="UA"/>
    </style:style>
    <style:style style:name="STANDARD_20_FRANCAIS_20_NEGATIF_20__21b5_" style:display-name="STANDARD FRANCAIS NEGATIF ↵" style:family="table-cell" style:parent-style-name="Default">
      <style:table-cell-properties fo:background-color="#000000" fo:wrap-option="wrap"/>
    </style:style>
    <style:style style:name="STANDARD_20_NEGATIF_20_DROITE" style:display-name="STANDARD NEGATIF DROITE" style:family="table-cell" style:parent-style-name="Default">
      <style:table-cell-properties fo:background-color="#000000" style:text-align-source="fix" style:repeat-content="false"/>
      <style:paragraph-properties fo:text-align="end"/>
      <style:text-properties fo:color="#ffffff" style:font-name-complex="Courier New1" style:font-family-complex="'Courier New'" style:font-style-name-complex="Normal" style:font-family-generic-complex="modern" style:font-pitch-complex="fixed" style:font-size-complex="15pt"/>
    </style:style>
    <style:style style:name="STANDARD_20_NEGATIF_20_CENTRE" style:display-name="STANDARD NEGATIF CENTRE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color="#ffffff" style:font-name-complex="Courier New1" style:font-family-complex="'Courier New'" style:font-style-name-complex="Normal" style:font-family-generic-complex="modern" style:font-pitch-complex="fixed" style:font-size-complex="15pt"/>
    </style:style>
    <style:style style:name="STANDARD_20_TITRE_20_NEGATIF" style:display-name="STANDARD TITRE NEGATIF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name-complex="Courier New" style:font-family-complex="'Courier New'" style:font-style-name-complex="Gras" style:font-family-generic-complex="modern" style:font-pitch-complex="fixed" style:font-weight-complex="bold"/>
    </style:style>
    <style:style style:name="STANDARD_20_TITRE_20_POSITIF" style:display-name="STANDARD TITRE POSITIF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name-complex="Courier New" style:font-family-complex="'Courier New'" style:font-style-name-complex="Gras" style:font-family-generic-complex="modern" style:font-pitch-complex="fixed" style:font-weight-complex="bold"/>
    </style:style>
    <style:style style:name="STANDARD_20_FRANCAIS_20_POSITIF_20__21b5_" style:display-name="STANDARD FRANCAIS POSITIF ↵" style:family="table-cell" style:parent-style-name="STANDARD_20_FRANCAIS_20_POSITIF">
      <style:table-cell-properties fo:background-color="#ffffff" fo:wrap-option="wrap"/>
    </style:style>
    <style:style style:name="STANDARD_20_ENGLISH_20_NEGATIF" style:display-name="STANDARD ENGLISH NEGATIF" style:family="table-cell" style:parent-style-name="Default">
      <style:table-cell-properties fo:background-color="#000000"/>
      <style:text-properties fo:language="en" fo:country="US"/>
    </style:style>
    <style:style style:name="STANDARD_20_ENGLISH_20_POSITIF" style:display-name="STANDARD ENGLISH POSITIF" style:family="table-cell" style:parent-style-name="Default">
      <style:text-properties fo:language="en" fo:country="US"/>
    </style:style>
    <style:style style:name="STANDARD_20_FRANCAIS_20_NEGATIF" style:display-name="STANDARD FRANCAIS NEGATIF" style:family="table-cell" style:parent-style-name="Default">
      <style:table-cell-properties fo:background-color="#000000"/>
    </style:style>
    <style:style style:name="STANDARD_20_FRANCAIS_20_POSITIF" style:display-name="STANDARD FRANCAIS POSITIF" style:family="table-cell" style:parent-style-name="Default">
      <style:table-cell-properties fo:background-color="#ffffff"/>
      <style:text-properties fo:language="fr" fo:country="FR"/>
    </style:style>
    <style:style style:name="STANDARD_20_SLAVE_20_POSITIF" style:display-name="STANDARD SLAVE POSITIF" style:family="table-cell" style:parent-style-name="Default">
      <style:table-cell-properties fo:background-color="#ffffff"/>
      <style:text-properties fo:language="uk" fo:country="UA"/>
    </style:style>
    <style:style style:name="STANDARD_20_SLAVE_20_NEGATIF_20_CENTRE" style:display-name="STANDARD SLAVE NEGATIF CENTRE" style:family="table-cell" style:parent-style-name="STANDARD_20_SLAVE_20_NEGATIF">
      <style:table-cell-properties fo:background-color="#000000" style:text-align-source="fix" style:repeat-content="false"/>
      <style:paragraph-properties fo:text-align="center"/>
      <style:text-properties fo:language="uk" fo:country="UA"/>
    </style:style>
    <style:style style:name="STANDARD_20_QRÊG_20_NEGATIF" style:display-name="STANDARD QRÊG NEGATIF" style:family="table-cell" style:parent-style-name="STANDARD_20_QRÊG_20_POSITIF">
      <style:table-cell-properties fo:background-color="#000000"/>
      <style:text-properties fo:language="el" fo:country="GR"/>
    </style:style>
    <style:style style:name="STANDARD_20_FRANCAIS_20_NEGATIF_20_CENTRE" style:display-name="STANDARD FRANCAIS NEGATIF CENTRE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STANDARD_20_QRÊG_20_NEGATIF_20_CENTRE" style:display-name="STANDARD QRÊG NEGATIF CENTRE" style:family="table-cell" style:parent-style-name="STANDARD_20_QRÊG_20_NEGATIF">
      <style:table-cell-properties fo:background-color="#000000" style:text-align-source="fix" style:repeat-content="false"/>
      <style:paragraph-properties fo:text-align="center"/>
      <style:text-properties fo:language="el" fo:country="GR"/>
    </style:style>
    <style:style style:name="STANDARD_20_QRÊG_20_POSITIF_20_CENTRE" style:display-name="STANDARD QRÊG POSITIF CENTRE" style:family="table-cell" style:parent-style-name="STANDARD_20_QRÊG_20_POSITIF">
      <style:table-cell-properties fo:background-color="#ffffff" style:text-align-source="fix" style:repeat-content="false"/>
      <style:paragraph-properties fo:text-align="center"/>
    </style:style>
    <style:style style:name="STANDARD_20_QRÊG_20_POSITIF" style:display-name="STANDARD QRÊG POSITIF" style:family="table-cell" style:parent-style-name="Default">
      <style:table-cell-properties fo:background-color="#ffffff" style:text-align-source="value-type" style:repeat-content="false"/>
      <style:text-properties fo:language="el" fo:country="GR"/>
    </style:style>
    <style:style style:name="NUMERATIÔ" style:family="table-cell" style:parent-style-name="Default" style:data-style-name="N111"/>
    <style:style style:name="CRÊG_20_POSITIF" style:display-name="CRÊG POSITIF" style:family="table-cell" style:parent-style-name="LATIN_20_POSITIF">
      <style:table-cell-properties style:text-align-source="value-type" style:repeat-content="false"/>
      <style:text-properties fo:language="el" fo:country="GR"/>
    </style:style>
    <style:style style:name="ORBIT_20_NEGATIF_20__2190__20_GAUCHE" style:display-name="ORBIT NEGATIF ← GAUCHE" style:family="table-cell" style:parent-style-name="ORBIT_20_NEGATIF_20__2190_">
      <style:table-cell-properties style:text-align-source="fix" style:repeat-content="false"/>
      <style:paragraph-properties fo:text-align="start"/>
    </style:style>
    <style:style style:name="OBRIT_20_NEGATIF_20__2190__20_GAUCHE" style:display-name="OBRIT NEGATIF ← GAUCHE" style:family="table-cell" style:parent-style-name="OBRIT_20_NEGATIF_20__2190_">
      <style:table-cell-properties style:text-align-source="fix" style:repeat-content="false"/>
      <style:paragraph-properties fo:text-align="start"/>
    </style:style>
    <style:style style:name="STANDARD_20_FRANCAIS_20_POSITIF_20_GRAS" style:display-name="STANDARD FRANCAIS POSITIF GRAS" style:family="table-cell" style:parent-style-name="STANDARD_20_FRANCAIS_20_POSITIF">
      <style:table-cell-properties fo:background-color="#ffffff"/>
      <style:text-properties style:font-name="DejaVu Sans Mono" fo:font-family="'DejaVu Sans Mono'" style:font-style-name="Book" style:font-family-generic="modern" style:font-pitch="fixed" fo:font-weight="bold" style:font-name-asian="DejaVu Sans Mono" style:font-family-asian="'DejaVu Sans Mono'" style:font-style-name-asian="Book" style:font-family-generic-asian="modern" style:font-pitch-asian="fixed" style:font-weight-asian="bold" style:font-name-complex="DejaVu Sans Mono" style:font-family-complex="'DejaVu Sans Mono'" style:font-style-name-complex="Book" style:font-family-generic-complex="modern" style:font-pitch-complex="fixed" style:font-weight-complex="bold"/>
    </style:style>
    <style:style style:name="STANDARD_20_FRANCAIS_20_POSITIF_20_GRAS_20__21b5_" style:display-name="STANDARD FRANCAIS POSITIF GRAS ↵" style:family="table-cell" style:parent-style-name="STANDARD_20_FRANCAIS_20_POSITIF_20_GRAS">
      <style:table-cell-properties fo:background-color="#ffffff" fo:wrap-option="wrap"/>
      <style:text-properties style:font-name="DejaVu Sans Mono" fo:font-family="'DejaVu Sans Mono'" style:font-style-name="Book" style:font-family-generic="modern" style:font-pitch="fixed" style:font-name-asian="DejaVu Sans Mono" style:font-family-asian="'DejaVu Sans Mono'" style:font-style-name-asian="Book" style:font-family-generic-asian="modern" style:font-pitch-asian="fixed" style:font-name-complex="DejaVu Sans Mono" style:font-family-complex="'DejaVu Sans Mono'" style:font-style-name-complex="Book" style:font-family-generic-complex="modern" style:font-pitch-complex="fixed"/>
    </style:style>
    <style:style style:name="STANDARD_20_FRANCAIS_20_NEGATIF_20_GRAS" style:display-name="STANDARD FRANCAIS NEGATIF GRAS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STANDARD_20_FRANCAIS_20_NEGATIF_20_GRAS_20__21b5_" style:display-name="STANDARD FRANCAIS NEGATIF GRAS ↵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STANDARD_20_FRANCAIS_20_NEGATIF_20_GRAS_20_CENTRE" style:display-name="STANDARD FRANCAIS NEGATIF GRAS CENTRE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INFO_20_NEGATIF_20__21b5_" style:display-name="INFO NEGATIF ↵" style:family="table-cell" style:parent-style-name="Default">
      <style:table-cell-properties fo:background-color="#000000" fo:wrap-option="wrap" fo:border="none" style:vertical-align="top"/>
      <style:text-properties fo:color="#ffffff"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8pt"/>
    </style:style>
    <style:style style:name="INFO_20_NEGATIF_20_GRAS" style:display-name="INFO NEGATIF GRAS" style:family="table-cell" style:parent-style-name="Default">
      <style:table-cell-properties fo:background-color="#000000" fo:wrap-option="no-wrap" fo:border="none" style:vertical-align="top"/>
      <style:text-properties fo:color="#ffffff" style:font-name="Microsoft Sans Serif" fo:font-family="'Microsoft Sans Serif'" style:font-family-generic="swiss" style:font-pitch="variable" fo:font-size="8pt" fo:font-weight="bold" style:font-size-asian="8pt" style:font-weight-asian="bold" style:font-name-complex="Microsoft Sans Serif" style:font-family-complex="'Microsoft Sans Serif'" style:font-family-generic-complex="swiss" style:font-pitch-complex="variable" style:font-size-complex="8pt" style:font-weight-complex="bold"/>
    </style:style>
    <style:style style:name="INFO_20_POSITIF_20_GRAS" style:display-name="INFO POSITIF GRAS" style:family="table-cell" style:parent-style-name="INFO_20_POSITIF">
      <style:text-properties fo:font-weight="bold" style:font-weight-asian="bold" style:font-weight-complex="bold"/>
    </style:style>
    <style:style style:name="INFO_20_POSITIF_20__21b5_" style:display-name="INFO POSITIF ↵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Microsoft Sans Serif" fo:font-family="'Microsoft Sans Serif'" style:font-family-generic="swiss" style:font-pitch="variable" fo:font-size="8pt" fo:language="fr" fo:country="FR" style:font-size-asian="8pt" style:font-name-complex="Microsoft Sans Serif" style:font-family-complex="'Microsoft Sans Serif'" style:font-family-generic-complex="swiss" style:font-pitch-complex="variable" style:font-size-complex="8pt"/>
    </style:style>
    <style:style style:name="STANDARD_20_LATIN_20_POSITIF" style:display-name="STANDARD LATIN POSITIF" style:family="table-cell" style:parent-style-name="Default">
      <style:table-cell-properties fo:background-color="#ffffff"/>
      <style:text-properties fo:language="la" fo:country="VA"/>
    </style:style>
    <style:style style:name="STANDARD_20_LATIN_20_POSITIF_20__21b5_" style:display-name="STANDARD LATIN POSITIF ↵" style:family="table-cell" style:parent-style-name="STANDARD_20_LATIN_20_POSITIF">
      <style:table-cell-properties fo:background-color="#ffffff"/>
    </style:style>
    <style:style style:name="STANDARD_20_POSITIF_20_GAUCHE" style:display-name="STANDARD POSITIF GAUCHE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size-complex="15pt"/>
    </style:style>
    <style:style style:name="STANDARD_20_SLAVE_20_POSITIF_20__21b5_" style:display-name="STANDARD SLAVE POSITIF ↵" style:family="table-cell" style:parent-style-name="STANDARD_20_SLAVE_20_POSITIF">
      <style:table-cell-properties fo:background-color="#ffffff" fo:wrap-option="wrap"/>
      <style:text-properties fo:language="uk" fo:country="UA"/>
    </style:style>
    <style:style style:name="STANDARD_20_SLAVE_20_NEGATIF_20__21b5_" style:display-name="STANDARD SLAVE NEGATIF ↵" style:family="table-cell" style:parent-style-name="STANDARD_20_SLAVE_20_NEGATIF">
      <style:table-cell-properties fo:background-color="#000000" fo:wrap-option="wrap"/>
      <style:text-properties fo:language="uk" fo:country="UA"/>
    </style:style>
    <style:style style:name="STANDARD_20_EGYPTË_20_POSITIF" style:display-name="STANDARD EGYPTË POSITIF" style:family="table-cell" style:parent-style-name="Default">
      <style:table-cell-properties style:text-align-source="fix" style:repeat-content="false"/>
      <style:paragraph-properties fo:text-align="end"/>
      <style:text-properties fo:language="zxx" fo:country="none" style:font-name-complex="Times New Roman1" style:font-family-complex="'Times New Roman'" style:font-style-name-complex="Normal" style:font-family-generic-complex="roman" style:font-pitch-complex="variable" style:font-size-complex="15pt" style:language-complex="ar" style:country-complex="EG" style:font-weight-complex="bold"/>
    </style:style>
    <style:style style:name="STANDARD_20_EGYPTË_20_POSITIF_20__21b5_" style:display-name="STANDARD EGYPTË POSITIF ↵" style:family="table-cell" style:parent-style-name="STANDARD_20_EGYPTË_20_POSITIF">
      <style:table-cell-properties fo:wrap-option="wrap"/>
      <style:text-properties fo:language="zxx" fo:country="none" style:language-complex="ar" style:country-complex="EG"/>
    </style:style>
    <style:style style:name="STANDARD_20_QRÊG_20_NEGATIF_20__21b5_" style:display-name="STANDARD QRÊG NEGATIF ↵" style:family="table-cell" style:parent-style-name="STANDARD_20_QRÊG_20_NEGATIF">
      <style:table-cell-properties fo:background-color="#000000" style:text-align-source="value-type" style:repeat-content="false" fo:wrap-option="wrap"/>
      <style:text-properties fo:language="el" fo:country="GR"/>
    </style:style>
    <style:style style:name="STANDARD_20_QRÊG_20_POSITIF_20__21b5_" style:display-name="STANDARD QRÊG POSITIF ↵" style:family="table-cell" style:parent-style-name="STANDARD_20_QRÊG_20_POSITIF">
      <style:table-cell-properties fo:background-color="#ffffff" style:text-align-source="value-type" style:repeat-content="false" fo:wrap-option="wrap"/>
    </style:style>
    <style:style style:name="Lucida_20_Datë_20__26__20_Hôrë" style:display-name="Lucida Datë &amp; Hôrë" style:family="table-cell" style:parent-style-name="Lucida_20_Gauche" style:data-style-name="N52"/>
    <style:style style:name="STANDARD_20_POSITIF_20__21b5_" style:display-name="STANDARD POSITIF ↵" style:family="table-cell" style:parent-style-name="Default" style:data-style-name="N100">
      <style:table-cell-properties style:text-align-source="value-type" style:repeat-content="false" fo:wrap-option="wrap"/>
      <style:text-properties style:font-size-complex="15pt"/>
    </style:style>
    <style:style style:name="STANDARD_20_POSITIF" style:display-name="STANDARD POSITIF" style:family="table-cell" style:parent-style-name="Default" style:data-style-name="N100">
      <style:table-cell-properties style:text-align-source="value-type" style:repeat-content="false" fo:wrap-option="no-wrap"/>
      <style:text-properties style:font-size-complex="15pt"/>
    </style:style>
    <style:style style:name="STANDARD_20_OBRIT_20_POSITIF" style:display-name="STANDARD OBRIT POSITIF" style:family="table-cell" style:parent-style-name="Default">
      <style:table-cell-properties fo:background-color="#ffffff"/>
      <style:text-properties style:font-size-complex="10pt" style:language-complex="he" style:country-complex="IL"/>
    </style:style>
    <style:style style:name="STANDARD_20_DUTCH_20_POSITIF" style:display-name="STANDARD DUTCH POSITIF" style:family="table-cell" style:parent-style-name="Default">
      <style:table-cell-properties fo:background-color="#ffffff"/>
      <style:text-properties fo:language="nl" fo:country="NL"/>
    </style:style>
    <style:style style:name="STANDARD_20_DEUTSCH_20_POSITIF" style:display-name="STANDARD DEUTSCH POSITIF" style:family="table-cell" style:parent-style-name="Default">
      <style:table-cell-properties fo:background-color="#ffffff"/>
      <style:text-properties fo:language="de" fo:country="DE"/>
    </style:style>
    <style:style style:name="STANDARD_20_OBRIT_20_POSITIF_20__21b5_" style:display-name="STANDARD OBRIT POSITIF ↵" style:family="table-cell" style:parent-style-name="STANDARD_20_OBRIT_20_POSITIF">
      <style:table-cell-properties fo:wrap-option="wrap"/>
    </style:style>
    <style:style style:name="STANDARD_20_OBRIT_20_NEGATIF" style:display-name="STANDARD OBRIT NEGATIF" style:family="table-cell" style:parent-style-name="STANDARD_20_OBRIT_20_POSITIF">
      <style:table-cell-properties fo:background-color="#000000"/>
    </style:style>
    <style:style style:name="STANDARD_20_OBRIT_20_NEGATIF_20__21b5_" style:display-name="STANDARD OBRIT NEGATIF ↵" style:family="table-cell" style:parent-style-name="STANDARD_20_OBRIT_20_NEGATIF">
      <style:table-cell-properties fo:background-color="#000000" fo:wrap-option="wrap"/>
    </style:style>
    <style:style style:name="STANDARD_20_SYRIAC" style:display-name="STANDARD SYRIAC" style:family="table-cell" style:parent-style-name="Default">
      <style:table-cell-properties style:text-align-source="fix" style:repeat-content="false" fo:background-color="transparent"/>
      <style:paragraph-properties fo:text-align="end" style:writing-mode="rl-tb"/>
      <style:text-properties style:font-size-complex="10pt"/>
    </style:style>
    <style:style style:name="STANDARD_20_SYRIAC_20_NEGATIF" style:display-name="STANDARD SYRIAC NEGATIF" style:family="table-cell" style:parent-style-name="STANDARD_20_SYRIAC">
      <style:table-cell-properties fo:background-color="#000000"/>
    </style:style>
    <style:style style:name="STANDARD_20_SYRIAC_20_NEGATIF_20__21b5_" style:display-name="STANDARD SYRIAC NEGATIF ↵" style:family="table-cell" style:parent-style-name="STANDARD_20_SYRIAC">
      <style:table-cell-properties fo:background-color="#000000" style:text-align-source="fix" style:repeat-content="false" fo:wrap-option="wrap"/>
      <style:paragraph-properties fo:text-align="end"/>
    </style:style>
    <style:style style:name="STANDARD_20_SYRIAC_20_POSITIF" style:display-name="STANDARD SYRIAC POSITIF" style:family="table-cell" style:parent-style-name="STANDARD_20_SYRIAC">
      <style:table-cell-properties fo:background-color="#ffffff"/>
    </style:style>
    <style:style style:name="STANDARD_20_SYRIAC_20_POSITIF_20__21b5_" style:display-name="STANDARD SYRIAC POSITIF ↵" style:family="table-cell" style:parent-style-name="STANDARD_20_SYRIAC_20_POSITIF">
      <style:table-cell-properties fo:wrap-option="wrap"/>
    </style:style>
    <style:style style:name="STANDARD_20_QRÊG_20_POSITIF_20_DROITË" style:display-name="STANDARD QRÊG POSITIF DROITË" style:family="table-cell" style:parent-style-name="STANDARD_20_QRÊG_20_POSITIF">
      <style:table-cell-properties style:text-align-source="fix" style:repeat-content="false"/>
      <style:paragraph-properties fo:text-align="end"/>
    </style:style>
    <style:style style:name="STANDARD_20_QÉNTRË" style:display-name="STANDARD QÉNTRË" style:family="table-cell" style:parent-style-name="Default">
      <style:table-cell-properties style:text-align-source="fix" style:repeat-content="false"/>
      <style:paragraph-properties fo:text-align="center"/>
    </style:style>
    <style:style style:name="STANDARD_20__21b5_" style:display-name="STANDARD ↵" style:family="table-cell" style:parent-style-name="Default">
      <style:table-cell-properties style:text-align-source="value-type" style:repeat-content="false" fo:wrap-option="wrap" fo:padding-bottom="3.49mm" fo:padding-left="0.35mm" fo:padding-right="0.35mm" fo:padding-top="0.35mm"/>
    </style:style>
    <style:style style:name="STANDARD_20__21b5__20_DROITE" style:display-name="STANDARD ↵ DROITE" style:family="table-cell" style:parent-style-name="Default">
      <style:table-cell-properties style:text-align-source="fix" style:repeat-content="false" fo:wrap-option="wrap" fo:padding-bottom="3.49mm" fo:padding-left="0.35mm" fo:padding-right="0.35mm" fo:padding-top="0.35mm"/>
      <style:paragraph-properties fo:text-align="end"/>
    </style:style>
    <style:style style:name="STANDARD_20_BÊLGË_20_NEGATIF" style:display-name="STANDARD BÊLGË NEGATIF" style:family="table-cell" style:parent-style-name="STANDARD_20_BÊLGË_20_POSITIF">
      <style:table-cell-properties fo:background-color="#000000"/>
      <style:text-properties style:use-window-font-color="true"/>
    </style:style>
    <style:style style:name="STANDARD_20_BÊLGË_20_POSITIF" style:display-name="STANDARD BÊLGË POSITIF" style:family="table-cell" style:parent-style-name="Default">
      <style:table-cell-properties fo:background-color="#ffffff"/>
      <style:text-properties fo:language="fr" fo:country="BE"/>
    </style:style>
    <style:style style:name="STANDARD_20_BÊLGË_20_NEGATIF_20__21b5_" style:display-name="STANDARD BÊLGË NEGATIF ↵" style:family="table-cell" style:parent-style-name="STANDARD_20_BÊLGË_20_POSITIF">
      <style:table-cell-properties fo:background-color="#000000" fo:wrap-option="wrap"/>
    </style:style>
    <style:style style:name="STANDARD_20_BÊLGË_20_POSITIF_20__21b5_" style:display-name="STANDARD BÊLGË POSITIF ↵" style:family="table-cell" style:parent-style-name="STANDARD_20_BÊLGË_20_POSITIF">
      <style:table-cell-properties fo:wrap-option="wrap"/>
    </style:style>
    <style:style style:name="STANDARD_20_BÊLGË_20_POSITIF_20_DROITE" style:display-name="STANDARD BÊLGË POSITIF DROITE" style:family="table-cell" style:parent-style-name="STANDARD_20_BÊLGË_20_POSITIF">
      <style:table-cell-properties style:text-align-source="fix" style:repeat-content="false"/>
      <style:paragraph-properties fo:text-align="end"/>
    </style:style>
    <style:style style:name="ŠLAVUNIQWË_20_NEGATIF" style:display-name="ŠLAVUNIQWË NEGATIF" style:family="table-cell" style:parent-style-name="ŠLAVUNIQWË_20_POSITIF">
      <style:table-cell-properties fo:background-color="#000000"/>
    </style:style>
    <style:style style:name="ŠLAVUNIQWË_20_POSITIF" style:display-name="ŠLAVUNIQWË POSITIF" style:family="table-cell" style:parent-style-name="LATIN_20_POSITIF">
      <style:table-cell-properties style:text-align-source="value-type" style:repeat-content="false"/>
      <style:text-properties fo:language="uk" fo:country="UA"/>
    </style:style>
    <style:style style:name="ŠLAVUNIQWË_20_NEGATIF_20__21b5_" style:display-name="ŠLAVUNIQWË NEGATIF ↵" style:family="table-cell" style:parent-style-name="ŠLAVUNIQWË_20_NEGATIF">
      <style:table-cell-properties fo:background-color="#000000" fo:wrap-option="wrap"/>
    </style:style>
    <style:style style:name="ŠLAVUNIQWË_20_POSITIF_20__21b5_" style:display-name="ŠLAVUNIQWË POSITIF ↵" style:family="table-cell" style:parent-style-name="ŠLAVUNIQWË_20_POSITIF">
      <style:table-cell-properties fo:wrap-option="wrap"/>
    </style:style>
    <style:style style:name="DATE_20_POSITIF_20_DIÔRNË" style:display-name="DATE POSITIF DIÔRNË" style:family="table-cell" style:parent-style-name="INFO_20_POSITIF" style:data-style-name="N112">
      <style:table-cell-properties fo:border-bottom="0.06pt solid #808080" fo:background-color="#ffffff" style:text-align-source="fix" style:repeat-content="false" fo:wrap-option="no-wrap" fo:border-left="none" fo:border-right="1.11pt double #000000" style:border-line-width-right="0.02mm 0.35mm 0.02mm" fo:border-top="0.06pt solid #808080"/>
      <style:paragraph-properties fo:text-align="start"/>
      <style:text-properties fo:font-size="8pt" style:font-size-asian="8pt" style:font-size-complex="8pt"/>
    </style:style>
    <style:style style:name="STANDARD_20_SHQIP_20_POSITIF" style:display-name="STANDARD SHQIP POSITIF" style:family="table-cell" style:parent-style-name="Default">
      <style:text-properties fo:language="sq" fo:country="AL"/>
    </style:style>
    <style:style style:name="STANDARD_20_FRANCOBELGE_20_POSITIF_20__21b5_" style:display-name="STANDARD FRANCOBELGE POSITIF ↵" style:family="table-cell" style:parent-style-name="STANDARD_20_FRANCOBELGE_20_POSITIF">
      <style:table-cell-properties fo:background-color="#ffffff" fo:wrap-option="wrap"/>
    </style:style>
    <style:style style:name="STANDARD_20_FRANCOBELGE_20_POSITIF" style:display-name="STANDARD FRANCOBELGE POSITIF" style:family="table-cell" style:parent-style-name="Default">
      <style:table-cell-properties fo:background-color="#ffffff"/>
      <style:text-properties fo:language="fr" fo:country="BE"/>
    </style:style>
    <style:style style:name="STANDARD_20_TURK_20_POSITIF" style:display-name="STANDARD TURK POSITIF" style:family="table-cell" style:parent-style-name="Default">
      <style:text-properties fo:language="tr" fo:country="TR"/>
    </style:style>
    <style:style style:name="STANDARD_20_TURK_20_POSITIF_20__21b5_" style:display-name="STANDARD TURK POSITIF ↵" style:family="table-cell" style:parent-style-name="STANDARD_20_TURK_20_POSITIF">
      <style:table-cell-properties fo:wrap-option="wrap"/>
    </style:style>
    <style:style style:name="STANDARD_20_TURK_20_NEGATIF" style:display-name="STANDARD TURK NEGATIF" style:family="table-cell" style:parent-style-name="STANDARD_20_TURK_20_POSITIF">
      <style:table-cell-properties fo:background-color="#000000"/>
    </style:style>
    <style:style style:name="STANDARD_20_TURK_20_NEGATIF_20__21b5_" style:display-name="STANDARD TURK NEGATIF ↵" style:family="table-cell" style:parent-style-name="STANDARD_20_TURK_20_NEGATIF">
      <style:table-cell-properties fo:wrap-option="wrap"/>
    </style:style>
    <style:style style:name="STANDARD_20_TURK_20_NEUTRE" style:display-name="STANDARD TURK NEUTRE" style:family="table-cell" style:parent-style-name="STANDARD_20_TURK_20_POSITIF">
      <style:table-cell-properties fo:border-bottom="0.06pt solid #c0c0c0" fo:background-color="#808080" fo:border-left="none" fo:border-right="none" fo:border-top="0.06pt solid #c0c0c0"/>
      <style:text-properties style:text-outline="true" fo:text-shadow="none" style:font-relief="none"/>
    </style:style>
    <style:style style:name="STANDARD_20_PERSË_20_POSITIF" style:display-name="STANDARD PERSË POSITIF" style:family="table-cell" style:parent-style-name="Default">
      <style:table-cell-properties style:text-align-source="fix" style:repeat-content="false"/>
      <style:paragraph-properties fo:text-align="end"/>
      <style:text-properties style:font-name-complex="Times New Roman1" style:font-family-complex="'Times New Roman'" style:font-style-name-complex="Normal" style:font-family-generic-complex="roman" style:font-pitch-complex="variable" style:language-complex="fa" style:country-complex="IR"/>
    </style:style>
    <style:style style:name="STANDARD_20_PERSË_20_POSITIF_20__21b5_" style:display-name="STANDARD PERSË POSITIF ↵" style:family="table-cell" style:parent-style-name="STANDARD_20_PERSË_20_POSITIF">
      <style:table-cell-properties fo:wrap-option="wrap"/>
    </style:style>
    <style:style style:name="STANDARD_20_PERSË_20_NEGATIF" style:display-name="STANDARD PERSË NEGATIF" style:family="table-cell" style:parent-style-name="STANDARD_20_PERSË_20_POSITIF">
      <style:table-cell-properties fo:background-color="#000000"/>
    </style:style>
    <style:style style:name="INTERSECTION_20_GRISE_20_MONO_20_DROITE" style:display-name="INTERSECTION GRISE MONO DROITE" style:family="table-cell" style:parent-style-name="INTERSECTION_20_GRISE">
      <style:table-cell-properties style:text-align-source="fix" style:repeat-content="false"/>
      <style:paragraph-properties fo:text-align="end"/>
      <style:text-properties style:font-name="DejaVu Sans Mono1" fo:font-family="'DejaVu Sans Mono'" style:font-style-name="Gras" style:font-family-generic="modern" style:font-pitch="fixed" fo:text-shadow="none" style:font-name-asian="DejaVu Sans Mono" style:font-family-asian="'DejaVu Sans Mono'" style:font-style-name-asian="Book" style:font-family-generic-asian="modern" style:font-pitch-asian="fixed" style:font-name-complex="DejaVu Sans Mono" style:font-family-complex="'DejaVu Sans Mono'" style:font-style-name-complex="Book" style:font-family-generic-complex="modern" style:font-pitch-complex="fixed"/>
    </style:style>
    <style:style style:name="STANDARD_20_EGYPTË_20_NEUTRË" style:display-name="STANDARD EGYPTË NEUTRË" style:family="table-cell" style:parent-style-name="INTERSECTION_20_GRISE_20_MONO_20_DROITE">
      <style:text-properties style:use-window-font-color="true" style:text-line-through-style="none" style:text-line-through-type="none" fo:font-style="normal" style:text-underline-style="none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STANDARD_20_EGYPTË_20_NEGATIF" style:display-name="STANDARD EGYPTË NEGATIF" style:family="table-cell" style:parent-style-name="STANDARD_20_EGYPTË_20_POSITIF">
      <style:table-cell-properties fo:background-color="#000000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fo:page-width="426mm" fo:page-height="301.2mm" style:num-format="1" style:print-orientation="landscape" fo:margin-top="10mm" fo:margin-bottom="10mm" fo:margin-left="10mm" fo:margin-right="10mm" style:table-centering="horizontal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7-12-02">00/00/0000</text:date><text:s/><text:time style:data-style-name="N2" text:time-value="19:05:33.901000000">00:00:00</text:time></text:p>
        </style:region-left>
        <style:region-center>
          <text:p>Arifi Gazmêndi - 2013-07-05 - MK SK SQ TR (INTROUVABLE DANS DICO).ods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>
        <style:region-center>
          <text:p>Page <text:page-number>1</text:page-number></text:p>
        </style:region-center>
        <style:region-right>
          <text:p>Scupi Scipi Arifi Gazmen, Gazmênd</text:p>
          <text:p>Shkupi Shqypë‑tärë Gegë, Shqiptarë Toskë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 style:data-style-name="N2" text:time-value="19:05:33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zmêndéar Arifio</meta:initial-creator>
    <meta:creation-date>2012-06-11T15:57:30</meta:creation-date>
    <dc:date>2017-12-02T19:08:44.698000000</dc:date>
    <dc:creator>Gazmen Arifi</dc:creator>
    <meta:editing-duration>P13DT19H17M16S</meta:editing-duration>
    <meta:editing-cycles>2170</meta:editing-cycles>
    <meta:generator>LibreOffice/5.4.2.2$Windows_X86_64 LibreOffice_project/22b09f6418e8c2d508a9eaf86b2399209b0990f4</meta:generator>
    <meta:document-statistic meta:table-count="1" meta:cell-count="49" meta:object-count="0"/>
    <meta:user-defined meta:name="Propriétaire">Arifi Gazmênd</meta:user-defined>
  </office:meta>
</office:document-meta>
</file>